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5.66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30.1pt"/>
    </style:style>
    <style:style style:name="co9" style:family="table-column">
      <style:table-column-properties fo:break-before="auto" style:column-width="22.34pt"/>
    </style:style>
    <style:style style:name="co10" style:family="table-column">
      <style:table-column-properties fo:break-before="auto" style:column-width="118.09pt"/>
    </style:style>
    <style:style style:name="co11" style:family="table-column">
      <style:table-column-properties fo:break-before="auto" style:column-width="114.24pt"/>
    </style:style>
    <style:style style:name="co12" style:family="table-column">
      <style:table-column-properties fo:break-before="auto" style:column-width="97.26pt"/>
    </style:style>
    <style:style style:name="co13" style:family="table-column">
      <style:table-column-properties fo:break-before="auto" style:column-width="12.36pt"/>
    </style:style>
    <style:style style:name="co14" style:family="table-column">
      <style:table-column-properties fo:break-before="auto" style:column-width="67.89pt"/>
    </style:style>
    <style:style style:name="co15" style:family="table-column">
      <style:table-column-properties fo:break-before="auto" style:column-width="50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19.25pt"/>
    </style:style>
    <style:style style:name="co18" style:family="table-column">
      <style:table-column-properties fo:break-before="auto" style:column-width="35.49pt"/>
    </style:style>
    <style:style style:name="co19" style:family="table-column">
      <style:table-column-properties fo:break-before="auto" style:column-width="108.79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36pt"/>
    </style:style>
    <style:style style:name="co22" style:family="table-column">
      <style:table-column-properties fo:break-before="auto" style:column-width="87.99pt"/>
    </style:style>
    <style:style style:name="co23" style:family="table-column">
      <style:table-column-properties fo:break-before="auto" style:column-width="143.55pt"/>
    </style:style>
    <style:style style:name="co24" style:family="table-column">
      <style:table-column-properties fo:break-before="auto" style:column-width="122.71pt"/>
    </style:style>
    <style:style style:name="co25" style:family="table-column">
      <style:table-column-properties fo:break-before="auto" style:column-width="129.6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4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2pt" fo:break-before="auto" style:use-optimal-row-height="true"/>
    </style:style>
    <style:style style:name="ro9" style:family="table-row">
      <style:table-row-properties style:row-height="14.94pt" fo:break-before="auto" style:use-optimal-row-height="false"/>
    </style:style>
    <style:style style:name="ro10" style:family="table-row">
      <style:table-row-properties style:row-height="200.21pt" fo:break-before="auto" style:use-optimal-row-height="false"/>
    </style:style>
    <style:style style:name="ro11" style:family="table-row">
      <style:table-row-properties style:row-height="48.7pt" fo:break-before="auto" style:use-optimal-row-height="false"/>
    </style:style>
    <style:style style:name="ro12" style:family="table-row">
      <style:table-row-properties style:row-height="35.94pt" fo:break-before="auto" style:use-optimal-row-height="false"/>
    </style:style>
    <style:style style:name="ro13" style:family="table-row">
      <style:table-row-properties style:row-height="118.46pt" fo:break-before="auto" style:use-optimal-row-height="false"/>
    </style:style>
    <style:style style:name="ro14" style:family="table-row">
      <style:table-row-properties style:row-height="23.75pt" fo:break-before="auto" style:use-optimal-row-height="false"/>
    </style:style>
    <style:style style:name="ro15" style:family="table-row">
      <style:table-row-properties style:row-height="15.85pt" fo:break-before="auto" style:use-optimal-row-height="false"/>
    </style:style>
    <style:style style:name="ro16" style:family="table-row">
      <style:table-row-properties style:row-height="7.46pt" fo:break-before="auto" style:use-optimal-row-height="false"/>
    </style:style>
    <style:style style:name="ro17" style:family="table-row">
      <style:table-row-properties style:row-height="65.2pt" fo:break-before="auto" style:use-optimal-row-height="false"/>
    </style:style>
    <style:style style:name="ro18" style:family="table-row">
      <style:table-row-properties style:row-height="23.19pt" fo:break-before="auto" style:use-optimal-row-height="false"/>
    </style:style>
    <style:style style:name="ro19" style:family="table-row">
      <style:table-row-properties style:row-height="49.44pt" fo:break-before="auto" style:use-optimal-row-height="false"/>
    </style:style>
    <style:style style:name="ro20" style:family="table-row">
      <style:table-row-properties style:row-height="56.21pt" fo:break-before="auto" style:use-optimal-row-height="false"/>
    </style:style>
    <style:style style:name="ro21" style:family="table-row">
      <style:table-row-properties style:row-height="25.46pt" fo:break-before="auto" style:use-optimal-row-height="true"/>
    </style:style>
    <style:style style:name="ro22" style:family="table-row">
      <style:table-row-properties style:row-height="52.44pt" fo:break-before="auto" style:use-optimal-row-height="true"/>
    </style:style>
    <style:style style:name="ro23" style:family="table-row">
      <style:table-row-properties style:row-height="34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 style:data-style-name="N0">
      <style:table-cell-properties fo:wrap-option="wrap"/>
    </style:style>
    <style:style style:name="ce23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cell-protect="protected" style:print-content="false" style:text-align-source="fix" style:repeat-content="false"/>
      <style:paragraph-properties fo:text-align="end" fo:margin-left="0pt"/>
      <style:text-properties fo:color="#ff00ff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  <style:text-properties style:font-name="Liberation Sans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wrap-option="wrap" fo:border="0.06pt solid #000000" fo:padding="4pt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cell-protect="protected" style:print-content="false"/>
      <style:text-properties fo:color="#ff00ff" style:font-name="Liberation Sans" style:font-name-asian="Noto Sans CJK SC Regular" style:font-name-complex="FreeSans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1">
      <style:table-cell-properties fo:wrap-option="wrap" fo:border="0.06pt solid #000000" fo:padding="4pt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0pt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49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24">
      <style:table-cell-properties fo:wrap-option="wrap" fo:border="0.06pt solid #000000" fo:padding="4pt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text-position="super"/>
    </style:style>
    <style:style style:name="T2" style:family="text">
      <style:text-properties style:font-name="Liberation Sans" fo:font-size="11pt" style:font-name-asian="Noto Sans CJK SC Regular" style:font-name-complex="FreeSans" style:font-size-asian="11pt" style:font-size-complex="11pt"/>
    </style:style>
    <style:style style:name="T3" style:family="text">
      <style:text-properties style:font-name-asian="Noto Sans CJK SC Regular" style:font-name-complex="FreeSans" style:font-size-asian="11pt" style:font-size-complex="11pt" style:font-name="Liberation Sans" fo:font-size="11pt"/>
    </style:style>
    <style:style style:name="T4" style:family="text">
      <style:text-properties style:font-name-asian="Noto Sans CJK SC Regular" style:font-name-complex="FreeSans" style:font-size-asian="11pt" style:font-size-complex="11pt" style:font-name="Liberation Sans" fo:font-size="11pt" fo:font-style="normal" style:font-style-asian="normal" style:font-style-complex="normal"/>
    </style:style>
    <style:style style:name="T5" style:family="text">
      <style:text-properties style:font-name-asian="Noto Sans CJK SC Regular" style:font-name-complex="FreeSans" style:font-size-asian="11pt" style:font-size-complex="11pt" style:font-name="Liberation Sans" fo:font-size="11pt" style:font-style-complex="italic" fo:font-style="italic" style:font-style-asian="italic"/>
    </style:style>
    <style:style style:name="T6" style:family="text">
      <style:text-properties style:font-name-asian="Noto Sans CJK SC Regular" style:font-name-complex="FreeSans" style:font-size-asian="11pt" style:font-size-complex="11pt" fo:font-size="11pt" style:font-style-complex="normal" style:font-name="Courier" fo:font-style="normal" style:font-style-asian="normal"/>
    </style:style>
    <style:style style:name="T7" style:family="text">
      <style:text-properties style:font-name-asian="Noto Sans CJK SC Regular" style:font-name-complex="FreeSans" style:font-size-asian="11pt" style:font-size-complex="11pt" fo:font-size="11pt" style:font-name="Liberation Sans" fo:font-style="italic" style:font-style-asian="italic" style:font-style-complex="italic"/>
    </style:style>
    <style:style style:name="T8" style:family="text">
      <style:text-properties style:font-name-asian="Noto Sans CJK SC Regular" style:font-name-complex="FreeSans" style:font-size-asian="11pt" style:font-size-complex="11pt" fo:font-size="11pt" style:font-name="Liberation Sans" style:font-style-complex="normal" style:font-style-asian="normal" fo:font-style="normal"/>
    </style:style>
    <style:style style:name="T9" style:family="text">
      <style:text-properties style:font-name-asian="Noto Sans CJK SC Regular" style:font-name-complex="FreeSans" style:font-size-asian="11pt" style:font-size-complex="11pt" fo:font-size="11pt" style:font-name="Liberation Sans"/>
    </style:style>
    <style:style style:name="T10" style:family="text">
      <style:text-properties style:font-name-asian="Noto Sans CJK SC Regular" style:font-name-complex="FreeSans" style:font-size-asian="11pt" style:font-size-complex="11pt" fo:font-size="11pt" style:font-name="Courier" fo:font-style="normal" style:font-style-asian="normal" style:font-style-complex="normal"/>
    </style:style>
    <style:style style:name="T11" style:family="text">
      <style:text-properties fo:font-size="11pt" style:font-name-asian="Noto Sans CJK SC Regular" style:font-name-complex="FreeSans" style:font-size-asian="11pt" style:font-size-complex="11pt" style:font-name="Courier" fo:font-style="normal" style:font-style-asian="normal" style:font-style-complex="normal"/>
    </style:style>
    <style:style style:name="T12" style:family="text">
      <style:text-properties fo:font-size="11pt" style:font-name-asian="Noto Sans CJK SC Regular" style:font-name-complex="FreeSans" style:font-size-asian="11pt" style:font-size-complex="11pt" style:font-name="Liberation Sans"/>
    </style:style>
    <style:style style:name="T13" style:family="text">
      <style:text-properties style:font-name="Courier" fo:font-size="11pt" style:font-name-asian="Noto Sans CJK SC Regular" style:font-name-complex="FreeSans" style:font-size-asian="11pt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Liberation Sans" fo:font-size="11pt" style:font-name-asian="Noto Sans CJK SC Regular" style:font-name-complex="FreeSans" style:font-size-asian="11pt" style:font-size-complex="11pt" style:text-underline-style="solid" style:text-underline-width="auto" style:text-underline-color="font-color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asian="Noto Sans CJK SC Regular" style:font-name-complex="FreeSans" style:font-size-asian="11pt" style:font-size-complex="11pt"/>
    </style:style>
  </office:automatic-styles>
  <office:body>
    <office:spreadsheet>
      <table:calculation-settings table:automatic-find-labels="false"/>
      <table:table table:name="FinalGrad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number-columns-repeated="5" table:default-cell-style-name="Default"/>
        <table:table-row table:style-name="ro1">
          <table:table-cell table:style-name="ce1" table:formula="of:=[$weights.$F$1]" office:value-type="string" office:string-value="Algolab Exam" calcext:value-type="string" table:number-columns-spanned="2" table:number-rows-spanned="1">
            <text:p>Algolab Exam</text:p>
          </table:table-cell>
          <table:covered-table-cell table:style-name="ce4"/>
          <table:table-cell table:style-name="ce5" table:formula="of:=[$weights.$F$2]" office:value-type="string" office:string-value="February 16th, 2017" calcext:value-type="string" table:number-columns-spanned="3" table:number-rows-spanned="1">
            <text:p>February 16th, 2017</text:p>
          </table:table-cell>
          <table:covered-table-cell/>
          <table:covered-table-cell table:style-name="ce6"/>
          <table:table-cell table:style-name="ce6" table:number-columns-repeated="3"/>
        </table:table-row>
        <table:table-row table:style-name="ro2">
          <table:table-cell table:style-name="ce2" table:number-columns-repeated="3"/>
          <table:table-cell table:number-columns-repeated="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lgolab grade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112233" calcext:value-type="float">
            <text:p>112233</text:p>
          </table:table-cell>
          <table:table-cell table:formula="of:=INDIRECT(CONCATENATE(&quot;DetailedGrades.B&quot;; 2 + [$weights.$B$1]*3  + ([$weights.$B$1] * (ROW()-4))))" office:value-type="string" office:string-value="John Doe" calcext:value-type="string">
            <text:p>John Doe</text:p>
          </table:table-cell>
          <table:table-cell table:formula="of:=INDIRECT(CONCATENATE(&quot;DetailedGrades.C&quot;; 2 + [$weights.$B$1]*3  + ([$weights.$B$1] * (ROW()-4))))"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445566" calcext:value-type="float">
            <text:p>445566</text:p>
          </table:table-cell>
          <table:table-cell table:formula="of:=INDIRECT(CONCATENATE(&quot;DetailedGrades.B&quot;; 2 + [$weights.$B$1]*3  + ([$weights.$B$1] * (ROW()-4))))" office:value-type="string" office:string-value="Jane Doe" calcext:value-type="string">
            <text:p>Jane Doe</text:p>
          </table:table-cell>
          <table:table-cell table:formula="of:=INDIRECT(CONCATENATE(&quot;DetailedGrades.C&quot;; 2 + [$weights.$B$1]*3  + ([$weights.$B$1] * (ROW()-4))))"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formula="of:=INDIRECT(CONCATENATE(&quot;DetailedGrades.B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2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</table:table>
      <table:table table:name="DetailedGrad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6" table:default-cell-style-name="ce10"/>
        <table:table-column table:style-name="co7" table:default-cell-style-name="Default"/>
        <table:table-column table:style-name="co3" table:default-cell-style-name="ce12"/>
        <table:table-column table:style-name="co8" table:default-cell-style-name="ce15"/>
        <table:table-column table:style-name="co9" table:default-cell-style-name="Default"/>
        <table:table-column table:style-name="co3" table:default-cell-style-name="ce16"/>
        <table:table-column table:style-name="co10" table:default-cell-style-name="ce20"/>
        <table:table-column table:style-name="co4" table:default-cell-style-name="ce21"/>
        <table:table-column table:style-name="co11" table:default-cell-style-name="ce21"/>
        <table:table-column table:style-name="co4" table:number-columns-repeated="1012" table:default-cell-style-name="Default"/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lgolab grade</text:p>
          </table:table-cell>
          <table:table-cell table:style-name="ce7" office:value-type="string" calcext:value-type="string">
            <text:p>Points</text:p>
          </table:table-cell>
          <table:table-cell table:style-name="ce7" office:value-type="string" calcext:value-type="string">
            <text:p>Exercise</text:p>
          </table:table-cell>
          <table:table-cell table:style-name="ce7" office:value-type="string" calcext:value-type="string">
            <text:p>Percentage</text:p>
          </table:table-cell>
          <table:table-cell table:style-name="ce13" office:value-type="string" calcext:value-type="string" table:number-columns-spanned="2" table:number-rows-spanned="1">
            <text:p>Points</text:p>
          </table:table-cell>
          <table:covered-table-cell table:style-name="ce7"/>
          <table:table-cell table:style-name="ce7" office:value-type="string" calcext:value-type="string">
            <text:p>Passed tests?</text:p>
          </table:table-cell>
          <table:table-cell table:style-name="ce17" office:value-type="string" calcext:value-type="string">
            <text:p>Cons</text:p>
          </table:table-cell>
          <table:table-cell table:style-name="ce17" office:value-type="string" calcext:value-type="string">
            <text:p>Pros</text:p>
          </table:table-cell>
          <table:table-cell table:style-name="ce17" office:value-type="string" calcext:value-type="string">
            <text:p>Notes</text:p>
          </table:table-cell>
          <table:table-cell table:style-name="ce7" table:number-columns-repeated="1012"/>
        </table:table-row>
        <table:table-row table:style-name="ro2">
          <table:table-cell table:style-name="ce7"/>
          <table:table-cell table:style-name="ce9" office:value-type="string" calcext:value-type="string">
            <text:p>The Sufficient Guy</text:p>
          </table:table-cell>
          <table:table-cell table:style-name="ce7" table:formula="of:=IF([.D2]=[$weights.$B$2];&quot;30L&quot;; IF([.D2]&gt;30; &quot;30&quot;; ROUND([.D2])))" office:value-type="float" office:value="20" calcext:value-type="float">
            <text:p>20</text:p>
          </table:table-cell>
          <table:table-cell table:style-name="ce7" table:formula="of:=SUM([.G2:.G8])" office:value-type="float" office:value="19.5" calcext:value-type="float">
            <text:p>19.5</text:p>
          </table:table-cell>
          <table:table-cell table:formula="of:=OFFSET([$weights.$A3]; - [$weights.$B$1] * QUOTIENT(ROW()-2; [$weights.$B$1]); 0)" office:value-type="string" office:string-value="1.1 slow true_count" calcext:value-type="string">
            <text:p>1.1 slow true_count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2]*OFFSET([$weights.$B3]; - [$weights.$B$1] * QUOTIENT(ROW()-2; [$weights.$B$1]); 0)" office:value-type="float" office:value="4" calcext:value-type="float">
            <text:p>4</text:p>
          </table:table-cell>
          <table:table-cell table:style-name="ce12" table:formula="of:=CONCATENATE(&quot;/ &quot;; OFFSET([$weights.$B3]; - [$weights.$B$1] * QUOTIENT(ROW()-2; [$weights.$B$1]); 0))" office:value-type="string" office:string-value="/ 4" calcext:value-type="string">
            <text:p>/ 4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4]; - [$weights.$B$1] * QUOTIENT(ROW()-2; [$weights.$B$1]); 0)" office:value-type="string" office:string-value="1.2 fast true_count" calcext:value-type="string">
            <text:p>1.2 fast true_count</text:p>
          </table:table-cell>
          <table:table-cell table:style-name="ce11" office:value-type="percentage" office:value="0.5" calcext:value-type="percentage">
            <text:p>50.00%</text:p>
          </table:table-cell>
          <table:table-cell table:style-name="ce14" table:formula="of:=[.F3]*OFFSET([$weights.$B4]; - [$weights.$B$1] * QUOTIENT(ROW()-2; [$weights.$B$1]); 0)" office:value-type="float" office:value="2.5" calcext:value-type="float">
            <text:p>2.5</text:p>
          </table:table-cell>
          <table:table-cell table:style-name="ce12" table:formula="of:=CONCATENATE(&quot;/ &quot;; OFFSET([$weights.$B4]; - [$weights.$B$1] * QUOTIENT(ROW()-2; [$weights.$B$1]); 0))" office:value-type="string" office:string-value="/ 5" calcext:value-type="string">
            <text:p>/ 5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5]; - [$weights.$B$1] * QUOTIENT(ROW()-2; [$weights.$B$1]); 0)" office:value-type="string" office:string-value="2.1 dup_first" calcext:value-type="string">
            <text:p>2.1 dup_first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4]*OFFSET([$weights.$B5]; - [$weights.$B$1] * QUOTIENT(ROW()-2; [$weights.$B$1]); 0)" office:value-type="float" office:value="6" calcext:value-type="float">
            <text:p>6</text:p>
          </table:table-cell>
          <table:table-cell table:style-name="ce12" table:formula="of:=CONCATENATE(&quot;/ &quot;; OFFSET([$weights.$B5]; - [$weights.$B$1] * QUOTIENT(ROW()-2; [$weights.$B$1]); 0))" office:value-type="string" office:string-value="/ 6" calcext:value-type="string">
            <text:p>/ 6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6]; - [$weights.$B$1] * QUOTIENT(ROW()-2; [$weights.$B$1]); 0)" office:value-type="string" office:string-value="2.2 dup_all" calcext:value-type="string">
            <text:p>2.2 dup_all</text:p>
          </table:table-cell>
          <table:table-cell table:style-name="ce11"/>
          <table:table-cell table:style-name="ce14" table:formula="of:=[.F5]*OFFSET([$weights.$B6]; - [$weights.$B$1] * QUOTIENT(ROW()-2; [$weights.$B$1]); 0)" office:value-type="float" office:value="0" calcext:value-type="float">
            <text:p>0</text:p>
          </table:table-cell>
          <table:table-cell table:style-name="ce12" table:formula="of:=CONCATENATE(&quot;/ &quot;; OFFSET([$weights.$B6]; - [$weights.$B$1] * QUOTIENT(ROW()-2; [$weights.$B$1]); 0))" office:value-type="string" office:string-value="/ 7" calcext:value-type="string">
            <text:p>/ 7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7]; - [$weights.$B$1] * QUOTIENT(ROW()-2; [$weights.$B$1]); 0)" office:value-type="string" office:string-value="3.1 pie" calcext:value-type="string">
            <text:p>3.1 pie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6]*OFFSET([$weights.$B7]; - [$weights.$B$1] * QUOTIENT(ROW()-2; [$weights.$B$1]); 0)" office:value-type="float" office:value="7" calcext:value-type="float">
            <text:p>7</text:p>
          </table:table-cell>
          <table:table-cell table:style-name="ce12" table:formula="of:=CONCATENATE(&quot;/ &quot;; OFFSET([$weights.$B7]; - [$weights.$B$1] * QUOTIENT(ROW()-2; [$weights.$B$1]); 0))" office:value-type="string" office:string-value="/ 7" calcext:value-type="string">
            <text:p>/ 7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8]; - [$weights.$B$1] * QUOTIENT(ROW()-2; [$weights.$B$1]); 0)" office:value-type="string" office:string-value="3.2 flux" calcext:value-type="string">
            <text:p>3.2 flux</text:p>
          </table:table-cell>
          <table:table-cell table:style-name="ce11"/>
          <table:table-cell table:style-name="ce14" table:formula="of:=[.F7]*OFFSET([$weights.$B8]; - [$weights.$B$1] * QUOTIENT(ROW()-2; [$weights.$B$1]); 0)" office:value-type="float" office:value="0" calcext:value-type="float">
            <text:p>0</text:p>
          </table:table-cell>
          <table:table-cell table:style-name="ce12" table:formula="of:=CONCATENATE(&quot;/ &quot;; OFFSET([$weights.$B8]; - [$weights.$B$1] * QUOTIENT(ROW()-2; [$weights.$B$1]); 0))" office:value-type="string" office:string-value="/ 7" calcext:value-type="string">
            <text:p>/ 7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9]; - [$weights.$B$1] * QUOTIENT(ROW()-2; [$weights.$B$1]); 0)" office:value-type="string" office:string-value="style bonus" calcext:value-type="string">
            <text:p>style bonus</text:p>
          </table:table-cell>
          <table:table-cell table:style-name="ce11"/>
          <table:table-cell table:style-name="ce14" table:formula="of:=[.F8]*OFFSET([$weights.$B9]; - [$weights.$B$1] * QUOTIENT(ROW()-2; [$weights.$B$1]); 0)" office:value-type="float" office:value="0" calcext:value-type="float">
            <text:p>0</text:p>
          </table:table-cell>
          <table:table-cell table:style-name="ce12" table:formula="of:=CONCATENATE(&quot;/ &quot;; OFFSET([$weights.$B9]; - [$weights.$B$1] * QUOTIENT(ROW()-2; [$weights.$B$1]); 0))" office:value-type="string" office:string-value="/ 1" calcext:value-type="string">
            <text:p>/ 1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 office:value-type="string" calcext:value-type="string">
            <text:p>The Average Guy</text:p>
          </table:table-cell>
          <table:table-cell table:style-name="ce7" table:formula="of:=IF([.D9]=[$weights.$B$2];&quot;30L&quot;; IF([.D9]&gt;30; &quot;30&quot;; ROUND([.D9])))" office:value-type="float" office:value="24" calcext:value-type="float">
            <text:p>24</text:p>
          </table:table-cell>
          <table:table-cell table:style-name="ce7" table:formula="of:=SUM([.G9:.G15])" office:value-type="float" office:value="24.4" calcext:value-type="float">
            <text:p>24.4</text:p>
          </table:table-cell>
          <table:table-cell table:formula="of:=OFFSET([$weights.$A10]; - [$weights.$B$1] * QUOTIENT(ROW()-2; [$weights.$B$1]); 0)" office:value-type="string" office:string-value="1.1 slow true_count" calcext:value-type="string">
            <text:p>1.1 slow true_count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9]*OFFSET([$weights.$B10]; - [$weights.$B$1] * QUOTIENT(ROW()-2; [$weights.$B$1]); 0)" office:value-type="float" office:value="4" calcext:value-type="float">
            <text:p>4</text:p>
          </table:table-cell>
          <table:table-cell table:style-name="ce12" table:formula="of:=CONCATENATE(&quot;/ &quot;; OFFSET([$weights.$B10]; - [$weights.$B$1] * QUOTIENT(ROW()-2; [$weights.$B$1]); 0))" office:value-type="string" office:string-value="/ 4" calcext:value-type="string">
            <text:p>/ 4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11]; - [$weights.$B$1] * QUOTIENT(ROW()-2; [$weights.$B$1]); 0)" office:value-type="string" office:string-value="1.2 fast true_count" calcext:value-type="string">
            <text:p>1.2 fast true_count</text:p>
          </table:table-cell>
          <table:table-cell table:style-name="ce11" office:value-type="percentage" office:value="0.5" calcext:value-type="percentage">
            <text:p>50.00%</text:p>
          </table:table-cell>
          <table:table-cell table:style-name="ce14" table:formula="of:=[.F10]*OFFSET([$weights.$B11]; - [$weights.$B$1] * QUOTIENT(ROW()-2; [$weights.$B$1]); 0)" office:value-type="float" office:value="2.5" calcext:value-type="float">
            <text:p>2.5</text:p>
          </table:table-cell>
          <table:table-cell table:style-name="ce12" table:formula="of:=CONCATENATE(&quot;/ &quot;; OFFSET([$weights.$B11]; - [$weights.$B$1] * QUOTIENT(ROW()-2; [$weights.$B$1]); 0))" office:value-type="string" office:string-value="/ 5" calcext:value-type="string">
            <text:p>/ 5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12]; - [$weights.$B$1] * QUOTIENT(ROW()-2; [$weights.$B$1]); 0)" office:value-type="string" office:string-value="2.1 dup_first" calcext:value-type="string">
            <text:p>2.1 dup_first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11]*OFFSET([$weights.$B12]; - [$weights.$B$1] * QUOTIENT(ROW()-2; [$weights.$B$1]); 0)" office:value-type="float" office:value="6" calcext:value-type="float">
            <text:p>6</text:p>
          </table:table-cell>
          <table:table-cell table:style-name="ce12" table:formula="of:=CONCATENATE(&quot;/ &quot;; OFFSET([$weights.$B12]; - [$weights.$B$1] * QUOTIENT(ROW()-2; [$weights.$B$1]); 0))" office:value-type="string" office:string-value="/ 6" calcext:value-type="string">
            <text:p>/ 6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13]; - [$weights.$B$1] * QUOTIENT(ROW()-2; [$weights.$B$1]); 0)" office:value-type="string" office:string-value="2.2 dup_all" calcext:value-type="string">
            <text:p>2.2 dup_all</text:p>
          </table:table-cell>
          <table:table-cell table:style-name="ce11" office:value-type="percentage" office:value="0.5" calcext:value-type="percentage">
            <text:p>50.00%</text:p>
          </table:table-cell>
          <table:table-cell table:style-name="ce14" table:formula="of:=[.F12]*OFFSET([$weights.$B13]; - [$weights.$B$1] * QUOTIENT(ROW()-2; [$weights.$B$1]); 0)" office:value-type="float" office:value="3.5" calcext:value-type="float">
            <text:p>3.5</text:p>
          </table:table-cell>
          <table:table-cell table:style-name="ce12" table:formula="of:=CONCATENATE(&quot;/ &quot;; OFFSET([$weights.$B13]; - [$weights.$B$1] * QUOTIENT(ROW()-2; [$weights.$B$1]); 0))" office:value-type="string" office:string-value="/ 7" calcext:value-type="string">
            <text:p>/ 7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14]; - [$weights.$B$1] * QUOTIENT(ROW()-2; [$weights.$B$1]); 0)" office:value-type="string" office:string-value="3.1 pie" calcext:value-type="string">
            <text:p>3.1 pie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13]*OFFSET([$weights.$B14]; - [$weights.$B$1] * QUOTIENT(ROW()-2; [$weights.$B$1]); 0)" office:value-type="float" office:value="7" calcext:value-type="float">
            <text:p>7</text:p>
          </table:table-cell>
          <table:table-cell table:style-name="ce12" table:formula="of:=CONCATENATE(&quot;/ &quot;; OFFSET([$weights.$B14]; - [$weights.$B$1] * QUOTIENT(ROW()-2; [$weights.$B$1]); 0))" office:value-type="string" office:string-value="/ 7" calcext:value-type="string">
            <text:p>/ 7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15]; - [$weights.$B$1] * QUOTIENT(ROW()-2; [$weights.$B$1]); 0)" office:value-type="string" office:string-value="3.2 flux" calcext:value-type="string">
            <text:p>3.2 flux</text:p>
          </table:table-cell>
          <table:table-cell table:style-name="ce11" office:value-type="percentage" office:value="0.2" calcext:value-type="percentage">
            <text:p>20.00%</text:p>
          </table:table-cell>
          <table:table-cell table:style-name="ce14" table:formula="of:=[.F14]*OFFSET([$weights.$B15]; - [$weights.$B$1] * QUOTIENT(ROW()-2; [$weights.$B$1]); 0)" office:value-type="float" office:value="1.4" calcext:value-type="float">
            <text:p>1.4</text:p>
          </table:table-cell>
          <table:table-cell table:style-name="ce12" table:formula="of:=CONCATENATE(&quot;/ &quot;; OFFSET([$weights.$B15]; - [$weights.$B$1] * QUOTIENT(ROW()-2; [$weights.$B$1]); 0))" office:value-type="string" office:string-value="/ 7" calcext:value-type="string">
            <text:p>/ 7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16]; - [$weights.$B$1] * QUOTIENT(ROW()-2; [$weights.$B$1]); 0)" office:value-type="string" office:string-value="style bonus" calcext:value-type="string">
            <text:p>style bonus</text:p>
          </table:table-cell>
          <table:table-cell table:style-name="ce11"/>
          <table:table-cell table:style-name="ce14" table:formula="of:=[.F15]*OFFSET([$weights.$B16]; - [$weights.$B$1] * QUOTIENT(ROW()-2; [$weights.$B$1]); 0)" office:value-type="float" office:value="0" calcext:value-type="float">
            <text:p>0</text:p>
          </table:table-cell>
          <table:table-cell table:style-name="ce12" table:formula="of:=CONCATENATE(&quot;/ &quot;; OFFSET([$weights.$B16]; - [$weights.$B$1] * QUOTIENT(ROW()-2; [$weights.$B$1]); 0))" office:value-type="string" office:string-value="/ 1" calcext:value-type="string">
            <text:p>/ 1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 office:value-type="string" calcext:value-type="string">
            <text:p>The Top Guy</text:p>
          </table:table-cell>
          <table:table-cell table:style-name="ce7" table:formula="of:=IF([.D16]=[$weights.$B$2];&quot;30L&quot;; IF([.D16]&gt;30; &quot;30&quot;; ROUND([.D16])))" office:value-type="string" office:string-value="30L" calcext:value-type="string">
            <text:p>30L</text:p>
          </table:table-cell>
          <table:table-cell table:style-name="ce7" table:formula="of:=SUM([.G16:.G22])" office:value-type="float" office:value="37" calcext:value-type="float">
            <text:p>37</text:p>
          </table:table-cell>
          <table:table-cell table:formula="of:=OFFSET([$weights.$A17]; - [$weights.$B$1] * QUOTIENT(ROW()-2; [$weights.$B$1]); 0)" office:value-type="string" office:string-value="1.1 slow true_count" calcext:value-type="string">
            <text:p>1.1 slow true_count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16]*OFFSET([$weights.$B17]; - [$weights.$B$1] * QUOTIENT(ROW()-2; [$weights.$B$1]); 0)" office:value-type="float" office:value="4" calcext:value-type="float">
            <text:p>4</text:p>
          </table:table-cell>
          <table:table-cell table:style-name="ce12" table:formula="of:=CONCATENATE(&quot;/ &quot;; OFFSET([$weights.$B17]; - [$weights.$B$1] * QUOTIENT(ROW()-2; [$weights.$B$1]); 0))" office:value-type="string" office:string-value="/ 4" calcext:value-type="string">
            <text:p>/ 4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18]; - [$weights.$B$1] * QUOTIENT(ROW()-2; [$weights.$B$1]); 0)" office:value-type="string" office:string-value="1.2 fast true_count" calcext:value-type="string">
            <text:p>1.2 fast true_count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17]*OFFSET([$weights.$B18]; - [$weights.$B$1] * QUOTIENT(ROW()-2; [$weights.$B$1]); 0)" office:value-type="float" office:value="5" calcext:value-type="float">
            <text:p>5</text:p>
          </table:table-cell>
          <table:table-cell table:style-name="ce12" table:formula="of:=CONCATENATE(&quot;/ &quot;; OFFSET([$weights.$B18]; - [$weights.$B$1] * QUOTIENT(ROW()-2; [$weights.$B$1]); 0))" office:value-type="string" office:string-value="/ 5" calcext:value-type="string">
            <text:p>/ 5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19]; - [$weights.$B$1] * QUOTIENT(ROW()-2; [$weights.$B$1]); 0)" office:value-type="string" office:string-value="2.1 dup_first" calcext:value-type="string">
            <text:p>2.1 dup_first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18]*OFFSET([$weights.$B19]; - [$weights.$B$1] * QUOTIENT(ROW()-2; [$weights.$B$1]); 0)" office:value-type="float" office:value="6" calcext:value-type="float">
            <text:p>6</text:p>
          </table:table-cell>
          <table:table-cell table:style-name="ce12" table:formula="of:=CONCATENATE(&quot;/ &quot;; OFFSET([$weights.$B19]; - [$weights.$B$1] * QUOTIENT(ROW()-2; [$weights.$B$1]); 0))" office:value-type="string" office:string-value="/ 6" calcext:value-type="string">
            <text:p>/ 6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20]; - [$weights.$B$1] * QUOTIENT(ROW()-2; [$weights.$B$1]); 0)" office:value-type="string" office:string-value="2.2 dup_all" calcext:value-type="string">
            <text:p>2.2 dup_all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19]*OFFSET([$weights.$B20]; - [$weights.$B$1] * QUOTIENT(ROW()-2; [$weights.$B$1]); 0)" office:value-type="float" office:value="7" calcext:value-type="float">
            <text:p>7</text:p>
          </table:table-cell>
          <table:table-cell table:style-name="ce12" table:formula="of:=CONCATENATE(&quot;/ &quot;; OFFSET([$weights.$B20]; - [$weights.$B$1] * QUOTIENT(ROW()-2; [$weights.$B$1]); 0))" office:value-type="string" office:string-value="/ 7" calcext:value-type="string">
            <text:p>/ 7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21]; - [$weights.$B$1] * QUOTIENT(ROW()-2; [$weights.$B$1]); 0)" office:value-type="string" office:string-value="3.1 pie" calcext:value-type="string">
            <text:p>3.1 pie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20]*OFFSET([$weights.$B21]; - [$weights.$B$1] * QUOTIENT(ROW()-2; [$weights.$B$1]); 0)" office:value-type="float" office:value="7" calcext:value-type="float">
            <text:p>7</text:p>
          </table:table-cell>
          <table:table-cell table:style-name="ce12" table:formula="of:=CONCATENATE(&quot;/ &quot;; OFFSET([$weights.$B21]; - [$weights.$B$1] * QUOTIENT(ROW()-2; [$weights.$B$1]); 0))" office:value-type="string" office:string-value="/ 7" calcext:value-type="string">
            <text:p>/ 7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22]; - [$weights.$B$1] * QUOTIENT(ROW()-2; [$weights.$B$1]); 0)" office:value-type="string" office:string-value="3.2 flux" calcext:value-type="string">
            <text:p>3.2 flux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21]*OFFSET([$weights.$B22]; - [$weights.$B$1] * QUOTIENT(ROW()-2; [$weights.$B$1]); 0)" office:value-type="float" office:value="7" calcext:value-type="float">
            <text:p>7</text:p>
          </table:table-cell>
          <table:table-cell table:style-name="ce12" table:formula="of:=CONCATENATE(&quot;/ &quot;; OFFSET([$weights.$B22]; - [$weights.$B$1] * QUOTIENT(ROW()-2; [$weights.$B$1]); 0))" office:value-type="string" office:string-value="/ 7" calcext:value-type="string">
            <text:p>/ 7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23]; - [$weights.$B$1] * QUOTIENT(ROW()-2; [$weights.$B$1]); 0)" office:value-type="string" office:string-value="style bonus" calcext:value-type="string">
            <text:p>style bonus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22]*OFFSET([$weights.$B23]; - [$weights.$B$1] * QUOTIENT(ROW()-2; [$weights.$B$1]); 0)" office:value-type="float" office:value="1" calcext:value-type="float">
            <text:p>1</text:p>
          </table:table-cell>
          <table:table-cell table:style-name="ce12" table:formula="of:=CONCATENATE(&quot;/ &quot;; OFFSET([$weights.$B23]; - [$weights.$B$1] * QUOTIENT(ROW()-2; [$weights.$B$1]); 0))" office:value-type="string" office:string-value="/ 1" calcext:value-type="string">
            <text:p>/ 1</text:p>
          </table:table-cell>
          <table:table-cell table:style-name="ce12"/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3">
          <table:table-cell table:style-name="ce7" office:value-type="float" office:value="112233" calcext:value-type="float">
            <text:p>112233</text:p>
          </table:table-cell>
          <table:table-cell table:style-name="ce7" office:value-type="string" calcext:value-type="string">
            <text:p>John Doe</text:p>
          </table:table-cell>
          <table:table-cell table:style-name="ce7" table:formula="of:=IF([.D23]=[$weights.$B$2];&quot;30L&quot;; IF([.D23]&gt;30; &quot;30&quot;; ROUND([.D23])))" office:value-type="float" office:value="18" calcext:value-type="float">
            <text:p>18</text:p>
          </table:table-cell>
          <table:table-cell table:style-name="ce7" table:formula="of:=SUM([.G23:.G29])" office:value-type="float" office:value="18.1" calcext:value-type="float">
            <text:p>18.1</text:p>
          </table:table-cell>
          <table:table-cell table:formula="of:=OFFSET([$weights.$A24]; - [$weights.$B$1] * QUOTIENT(ROW()-2; [$weights.$B$1]); 0)" office:value-type="string" office:string-value="1.1 slow true_count" calcext:value-type="string">
            <text:p>1.1 slow true_count</text:p>
          </table:table-cell>
          <table:table-cell table:style-name="ce11" office:value-type="percentage" office:value="0.75" calcext:value-type="percentage">
            <text:p>75.00%</text:p>
          </table:table-cell>
          <table:table-cell table:style-name="ce14" table:formula="of:=[.F23]*OFFSET([$weights.$B24]; - [$weights.$B$1] * QUOTIENT(ROW()-2; [$weights.$B$1]); 0)" office:value-type="float" office:value="3" calcext:value-type="float">
            <text:p>3</text:p>
          </table:table-cell>
          <table:table-cell table:style-name="ce12" table:formula="of:=CONCATENATE(&quot;/ &quot;; OFFSET([$weights.$B24]; - [$weights.$B$1] * QUOTIENT(ROW()-2; [$weights.$B$1]); 0))" office:value-type="string" office:string-value="/ 4" calcext:value-type="string">
            <text:p>/ 4</text:p>
          </table:table-cell>
          <table:table-cell table:style-name="ce12" office:value-type="string" calcext:value-type="string">
            <text:p>n</text:p>
          </table:table-cell>
          <table:table-cell table:style-name="ce19" office:value-type="string" calcext:value-type="string">
            <text:p>- couldn't compile</text:p>
            <text:p>- provided __str__ method was commented out</text:p>
          </table:table-cell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25]; - [$weights.$B$1] * QUOTIENT(ROW()-2; [$weights.$B$1]); 0)" office:value-type="string" office:string-value="1.2 fast true_count" calcext:value-type="string">
            <text:p>1.2 fast true_count</text:p>
          </table:table-cell>
          <table:table-cell table:style-name="ce11" office:value-type="percentage" office:value="0" calcext:value-type="percentage">
            <text:p>0.00%</text:p>
          </table:table-cell>
          <table:table-cell table:style-name="ce14" table:formula="of:=[.F24]*OFFSET([$weights.$B25]; - [$weights.$B$1] * QUOTIENT(ROW()-2; [$weights.$B$1]); 0)" office:value-type="float" office:value="0" calcext:value-type="float">
            <text:p>0</text:p>
          </table:table-cell>
          <table:table-cell table:style-name="ce12" table:formula="of:=CONCATENATE(&quot;/ &quot;; OFFSET([$weights.$B25]; - [$weights.$B$1] * QUOTIENT(ROW()-2; [$weights.$B$1]); 0))" office:value-type="string" office:string-value="/ 5" calcext:value-type="string">
            <text:p>/ 5</text:p>
          </table:table-cell>
          <table:table-cell table:style-name="ce12" office:value-type="string" calcext:value-type="string">
            <text:p>n</text:p>
          </table:table-cell>
          <table:table-cell table:style-name="ce19" office:value-type="string" calcext:value-type="string">
            <text:p>implemented nothing</text:p>
          </table:table-cell>
          <table:table-cell table:style-name="ce18"/>
          <table:table-cell table:style-name="ce17"/>
          <table:table-cell table:style-name="ce7" table:number-columns-repeated="1012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formula="of:=OFFSET([$weights.$A26]; - [$weights.$B$1] * QUOTIENT(ROW()-2; [$weights.$B$1]); 0)" office:value-type="string" office:string-value="2.1 dup_first" calcext:value-type="string">
            <text:p>2.1 dup_first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25]*OFFSET([$weights.$B26]; - [$weights.$B$1] * QUOTIENT(ROW()-2; [$weights.$B$1]); 0)" office:value-type="float" office:value="6" calcext:value-type="float">
            <text:p>6</text:p>
          </table:table-cell>
          <table:table-cell table:style-name="ce12" table:formula="of:=CONCATENATE(&quot;/ &quot;; OFFSET([$weights.$B26]; - [$weights.$B$1] * QUOTIENT(ROW()-2; [$weights.$B$1]); 0))" office:value-type="string" office:string-value="/ 6" calcext:value-type="string">
            <text:p>/ 6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7" table:number-columns-repeated="2"/>
          <table:table-cell table:style-name="ce7" table:number-columns-repeated="1012"/>
        </table:table-row>
        <table:table-row table:style-name="ro3">
          <table:table-cell table:style-name="ce7"/>
          <table:table-cell table:style-name="ce9"/>
          <table:table-cell table:style-name="ce7" table:number-columns-repeated="2"/>
          <table:table-cell table:formula="of:=OFFSET([$weights.$A27]; - [$weights.$B$1] * QUOTIENT(ROW()-2; [$weights.$B$1]); 0)" office:value-type="string" office:string-value="2.2 dup_all" calcext:value-type="string">
            <text:p>2.2 dup_all</text:p>
          </table:table-cell>
          <table:table-cell table:style-name="ce11" office:value-type="percentage" office:value="0.1" calcext:value-type="percentage">
            <text:p>10.00%</text:p>
          </table:table-cell>
          <table:table-cell table:style-name="ce14" table:formula="of:=[.F26]*OFFSET([$weights.$B27]; - [$weights.$B$1] * QUOTIENT(ROW()-2; [$weights.$B$1]); 0)" office:value-type="float" office:value="0.7" calcext:value-type="float">
            <text:p>0.7</text:p>
          </table:table-cell>
          <table:table-cell table:style-name="ce12" table:formula="of:=CONCATENATE(&quot;/ &quot;; OFFSET([$weights.$B27]; - [$weights.$B$1] * QUOTIENT(ROW()-2; [$weights.$B$1]); 0))" office:value-type="string" office:string-value="/ 7" calcext:value-type="string">
            <text:p>/ 7</text:p>
          </table:table-cell>
          <table:table-cell table:style-name="ce12" office:value-type="string" calcext:value-type="string">
            <text:p>n</text:p>
          </table:table-cell>
          <table:table-cell table:style-name="ce19" office:value-type="string" calcext:value-type="string">
            <text:p>There is some implementation attempt, but quite far from actual solution</text:p>
          </table:table-cell>
          <table:table-cell table:style-name="ce17"/>
          <table:table-cell table:style-name="ce18" office:value-type="string" calcext:value-type="string">
            <text:p>used 'add' for each element</text:p>
          </table:table-cell>
          <table:table-cell table:style-name="ce7" table:number-columns-repeated="1012"/>
        </table:table-row>
        <table:table-row table:style-name="ro2">
          <table:table-cell table:style-name="ce7" table:number-columns-repeated="4"/>
          <table:table-cell table:formula="of:=OFFSET([$weights.$A28]; - [$weights.$B$1] * QUOTIENT(ROW()-2; [$weights.$B$1]); 0)" office:value-type="string" office:string-value="3.1 pie" calcext:value-type="string">
            <text:p>3.1 pie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27]*OFFSET([$weights.$B28]; - [$weights.$B$1] * QUOTIENT(ROW()-2; [$weights.$B$1]); 0)" office:value-type="float" office:value="7" calcext:value-type="float">
            <text:p>7</text:p>
          </table:table-cell>
          <table:table-cell table:style-name="ce12" table:formula="of:=CONCATENATE(&quot;/ &quot;; OFFSET([$weights.$B28]; - [$weights.$B$1] * QUOTIENT(ROW()-2; [$weights.$B$1]); 0))" office:value-type="string" office:string-value="/ 7" calcext:value-type="string">
            <text:p>/ 7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7" table:number-columns-repeated="2"/>
          <table:table-cell table:style-name="ce7" table:number-columns-repeated="1012"/>
        </table:table-row>
        <table:table-row table:style-name="ro4">
          <table:table-cell table:style-name="ce7" table:number-columns-repeated="4"/>
          <table:table-cell table:formula="of:=OFFSET([$weights.$A29]; - [$weights.$B$1] * QUOTIENT(ROW()-2; [$weights.$B$1]); 0)" office:value-type="string" office:string-value="3.2 flux" calcext:value-type="string">
            <text:p>3.2 flux</text:p>
          </table:table-cell>
          <table:table-cell table:style-name="ce11" office:value-type="percentage" office:value="0.2" calcext:value-type="percentage">
            <text:p>20.00%</text:p>
          </table:table-cell>
          <table:table-cell table:style-name="ce14" table:formula="of:=[.F28]*OFFSET([$weights.$B29]; - [$weights.$B$1] * QUOTIENT(ROW()-2; [$weights.$B$1]); 0)" office:value-type="float" office:value="1.4" calcext:value-type="float">
            <text:p>1.4</text:p>
          </table:table-cell>
          <table:table-cell table:style-name="ce12" table:formula="of:=CONCATENATE(&quot;/ &quot;; OFFSET([$weights.$B29]; - [$weights.$B$1] * QUOTIENT(ROW()-2; [$weights.$B$1]); 0))" office:value-type="string" office:string-value="/ 7" calcext:value-type="string">
            <text:p>/ 7</text:p>
          </table:table-cell>
          <table:table-cell table:style-name="ce12" office:value-type="string" calcext:value-type="string">
            <text:p>n</text:p>
          </table:table-cell>
          <table:table-cell table:style-name="ce19" office:value-type="string" calcext:value-type="string">
            <text:p>implemented only inner 'star'</text:p>
          </table:table-cell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 table:number-columns-repeated="4"/>
          <table:table-cell table:formula="of:=OFFSET([$weights.$A30]; - [$weights.$B$1] * QUOTIENT(ROW()-2; [$weights.$B$1]); 0)" office:value-type="string" office:string-value="style bonus" calcext:value-type="string">
            <text:p>style bonus</text:p>
          </table:table-cell>
          <table:table-cell table:style-name="ce11"/>
          <table:table-cell table:style-name="ce14" table:formula="of:=[.F29]*OFFSET([$weights.$B30]; - [$weights.$B$1] * QUOTIENT(ROW()-2; [$weights.$B$1]); 0)" office:value-type="float" office:value="0" calcext:value-type="float">
            <text:p>0</text:p>
          </table:table-cell>
          <table:table-cell table:style-name="ce12" table:formula="of:=CONCATENATE(&quot;/ &quot;; OFFSET([$weights.$B30]; - [$weights.$B$1] * QUOTIENT(ROW()-2; [$weights.$B$1]); 0))" office:value-type="string" office:string-value="/ 1" calcext:value-type="string">
            <text:p>/ 1</text:p>
          </table:table-cell>
          <table:table-cell table:style-name="ce12"/>
          <table:table-cell table:style-name="ce19"/>
          <table:table-cell table:style-name="ce17" table:number-columns-repeated="2"/>
          <table:table-cell table:style-name="ce7" table:number-columns-repeated="1012"/>
        </table:table-row>
        <table:table-row table:style-name="ro4">
          <table:table-cell table:style-name="ce7" office:value-type="float" office:value="445566" calcext:value-type="float">
            <text:p>445566</text:p>
          </table:table-cell>
          <table:table-cell table:style-name="ce7" office:value-type="string" calcext:value-type="string">
            <text:p>Jane Doe</text:p>
          </table:table-cell>
          <table:table-cell table:style-name="ce7" table:formula="of:=IF([.D30]=[$weights.$B$2];&quot;30L&quot;; IF([.D30]&gt;30; &quot;30&quot;; ROUND([.D30])))" office:value-type="float" office:value="27" calcext:value-type="float">
            <text:p>27</text:p>
          </table:table-cell>
          <table:table-cell table:style-name="ce7" table:formula="of:=SUM([.G30:.G36])" office:value-type="float" office:value="27.45" calcext:value-type="float">
            <text:p>27.45</text:p>
          </table:table-cell>
          <table:table-cell table:formula="of:=OFFSET([$weights.$A31]; - [$weights.$B$1] * QUOTIENT(ROW()-2; [$weights.$B$1]); 0)" office:value-type="string" office:string-value="1.1 slow true_count" calcext:value-type="string">
            <text:p>1.1 slow true_count</text:p>
          </table:table-cell>
          <table:table-cell table:style-name="ce11" office:value-type="percentage" office:value="0.75" calcext:value-type="percentage">
            <text:p>75.00%</text:p>
          </table:table-cell>
          <table:table-cell table:style-name="ce14" table:formula="of:=[.F30]*OFFSET([$weights.$B31]; - [$weights.$B$1] * QUOTIENT(ROW()-2; [$weights.$B$1]); 0)" office:value-type="float" office:value="3" calcext:value-type="float">
            <text:p>3</text:p>
          </table:table-cell>
          <table:table-cell table:style-name="ce12" table:formula="of:=CONCATENATE(&quot;/ &quot;; OFFSET([$weights.$B31]; - [$weights.$B$1] * QUOTIENT(ROW()-2; [$weights.$B$1]); 0))" office:value-type="string" office:string-value="/ 4" calcext:value-type="string">
            <text:p>/ 4</text:p>
          </table:table-cell>
          <table:table-cell table:style-name="ce12" office:value-type="string" calcext:value-type="string">
            <text:p>n</text:p>
          </table:table-cell>
          <table:table-cell table:style-name="ce19" office:value-type="string" calcext:value-type="string">
            <text:p>raising Exception when the stack is empty</text:p>
          </table:table-cell>
          <table:table-cell table:style-name="ce17" table:number-columns-repeated="2"/>
          <table:table-cell table:style-name="ce7" table:number-columns-repeated="1012"/>
        </table:table-row>
        <table:table-row table:style-name="ro5">
          <table:table-cell table:style-name="ce7" table:number-columns-repeated="4"/>
          <table:table-cell table:formula="of:=OFFSET([$weights.$A32]; - [$weights.$B$1] * QUOTIENT(ROW()-2; [$weights.$B$1]); 0)" office:value-type="string" office:string-value="1.2 fast true_count" calcext:value-type="string">
            <text:p>1.2 fast true_count</text:p>
          </table:table-cell>
          <table:table-cell table:style-name="ce11" office:value-type="percentage" office:value="0.75" calcext:value-type="percentage">
            <text:p>75.00%</text:p>
          </table:table-cell>
          <table:table-cell table:style-name="ce14" table:formula="of:=[.F31]*OFFSET([$weights.$B32]; - [$weights.$B$1] * QUOTIENT(ROW()-2; [$weights.$B$1]); 0)" office:value-type="float" office:value="3.75" calcext:value-type="float">
            <text:p>3.75</text:p>
          </table:table-cell>
          <table:table-cell table:style-name="ce12" table:formula="of:=CONCATENATE(&quot;/ &quot;; OFFSET([$weights.$B32]; - [$weights.$B$1] * QUOTIENT(ROW()-2; [$weights.$B$1]); 0))" office:value-type="string" office:string-value="/ 5" calcext:value-type="string">
            <text:p>/ 5</text:p>
          </table:table-cell>
          <table:table-cell table:style-name="ce12" office:value-type="string" calcext:value-type="string">
            <text:p>n</text:p>
          </table:table-cell>
          <table:table-cell table:style-name="ce19" office:value-type="string" calcext:value-type="string">
            <text:p>Forgot to decrement self._true counter in pop() method, see correction</text:p>
          </table:table-cell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 table:number-columns-repeated="4"/>
          <table:table-cell table:formula="of:=OFFSET([$weights.$A33]; - [$weights.$B$1] * QUOTIENT(ROW()-2; [$weights.$B$1]); 0)" office:value-type="string" office:string-value="2.1 dup_first" calcext:value-type="string">
            <text:p>2.1 dup_first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32]*OFFSET([$weights.$B33]; - [$weights.$B$1] * QUOTIENT(ROW()-2; [$weights.$B$1]); 0)" office:value-type="float" office:value="6" calcext:value-type="float">
            <text:p>6</text:p>
          </table:table-cell>
          <table:table-cell table:style-name="ce12" table:formula="of:=CONCATENATE(&quot;/ &quot;; OFFSET([$weights.$B33]; - [$weights.$B$1] * QUOTIENT(ROW()-2; [$weights.$B$1]); 0))" office:value-type="string" office:string-value="/ 6" calcext:value-type="string">
            <text:p>/ 6</text:p>
          </table:table-cell>
          <table:table-cell table:style-name="ce12" office:value-type="string" calcext:value-type="string">
            <text:p>y</text:p>
          </table:table-cell>
          <table:table-cell table:style-name="ce18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7" table:number-columns-repeated="4"/>
          <table:table-cell table:formula="of:=OFFSET([$weights.$A34]; - [$weights.$B$1] * QUOTIENT(ROW()-2; [$weights.$B$1]); 0)" office:value-type="string" office:string-value="2.2 dup_all" calcext:value-type="string">
            <text:p>2.2 dup_all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33]*OFFSET([$weights.$B34]; - [$weights.$B$1] * QUOTIENT(ROW()-2; [$weights.$B$1]); 0)" office:value-type="float" office:value="7" calcext:value-type="float">
            <text:p>7</text:p>
          </table:table-cell>
          <table:table-cell table:style-name="ce12" table:formula="of:=CONCATENATE(&quot;/ &quot;; OFFSET([$weights.$B34]; - [$weights.$B$1] * QUOTIENT(ROW()-2; [$weights.$B$1]); 0))" office:value-type="string" office:string-value="/ 7" calcext:value-type="string">
            <text:p>/ 7</text:p>
          </table:table-cell>
          <table:table-cell table:style-name="ce12" office:value-type="string" calcext:value-type="string">
            <text:p>y</text:p>
          </table:table-cell>
          <table:table-cell table:style-name="ce19"/>
          <table:table-cell table:style-name="ce17" table:number-columns-repeated="2"/>
          <table:table-cell table:style-name="ce7" table:number-columns-repeated="1012"/>
        </table:table-row>
        <table:table-row table:style-name="ro2">
          <table:table-cell table:style-name="ce3"/>
          <table:table-cell/>
          <table:table-cell table:style-name="ce7" table:number-columns-repeated="2"/>
          <table:table-cell table:formula="of:=OFFSET([$weights.$A35]; - [$weights.$B$1] * QUOTIENT(ROW()-2; [$weights.$B$1]); 0)" office:value-type="string" office:string-value="3.1 pie" calcext:value-type="string">
            <text:p>3.1 pie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4" table:formula="of:=[.F34]*OFFSET([$weights.$B35]; - [$weights.$B$1] * QUOTIENT(ROW()-2; [$weights.$B$1]); 0)" office:value-type="float" office:value="7" calcext:value-type="float">
            <text:p>7</text:p>
          </table:table-cell>
          <table:table-cell table:style-name="ce12" table:formula="of:=CONCATENATE(&quot;/ &quot;; OFFSET([$weights.$B35]; - [$weights.$B$1] * QUOTIENT(ROW()-2; [$weights.$B$1]); 0))" office:value-type="string" office:string-value="/ 7" calcext:value-type="string">
            <text:p>/ 7</text:p>
          </table:table-cell>
          <table:table-cell table:style-name="ce12"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 table:style-name="ce3"/>
          <table:table-cell/>
          <table:table-cell table:style-name="ce7" table:number-columns-repeated="2"/>
          <table:table-cell table:formula="of:=OFFSET([$weights.$A36]; - [$weights.$B$1] * QUOTIENT(ROW()-2; [$weights.$B$1]); 0)" office:value-type="string" office:string-value="3.2 flux" calcext:value-type="string">
            <text:p>3.2 flux</text:p>
          </table:table-cell>
          <table:table-cell table:style-name="ce11" office:value-type="percentage" office:value="0.1" calcext:value-type="percentage">
            <text:p>10.00%</text:p>
          </table:table-cell>
          <table:table-cell table:style-name="ce14" table:formula="of:=[.F35]*OFFSET([$weights.$B36]; - [$weights.$B$1] * QUOTIENT(ROW()-2; [$weights.$B$1]); 0)" office:value-type="float" office:value="0.7" calcext:value-type="float">
            <text:p>0.7</text:p>
          </table:table-cell>
          <table:table-cell table:style-name="ce12" table:formula="of:=CONCATENATE(&quot;/ &quot;; OFFSET([$weights.$B36]; - [$weights.$B$1] * QUOTIENT(ROW()-2; [$weights.$B$1]); 0))" office:value-type="string" office:string-value="/ 7" calcext:value-type="string">
            <text:p>/ 7</text:p>
          </table:table-cell>
          <table:table-cell table:style-name="ce12" office:value-type="string" calcext:value-type="string">
            <text:p>n</text:p>
          </table:table-cell>
          <table:table-cell office:value-type="string" calcext:value-type="string">
            <text:p>many problems, see correction</text:p>
          </table:table-cell>
          <table:table-cell table:number-columns-repeated="1014"/>
        </table:table-row>
        <table:table-row table:style-name="ro2">
          <table:table-cell table:style-name="ce3"/>
          <table:table-cell/>
          <table:table-cell table:style-name="ce7" table:number-columns-repeated="2"/>
          <table:table-cell table:formula="of:=OFFSET([$weights.$A37]; - [$weights.$B$1] * QUOTIENT(ROW()-2; [$weights.$B$1]); 0)" office:value-type="string" office:string-value="style bonus" calcext:value-type="string">
            <text:p>style bonus</text:p>
          </table:table-cell>
          <table:table-cell table:style-name="ce11"/>
          <table:table-cell table:style-name="ce14" table:formula="of:=[.F36]*OFFSET([$weights.$B37]; - [$weights.$B$1] * QUOTIENT(ROW()-2; [$weights.$B$1]); 0)" office:value-type="float" office:value="0" calcext:value-type="float">
            <text:p>0</text:p>
          </table:table-cell>
          <table:table-cell table:style-name="ce12" table:formula="of:=CONCATENATE(&quot;/ &quot;; OFFSET([$weights.$B37]; - [$weights.$B$1] * QUOTIENT(ROW()-2; [$weights.$B$1]); 0))" office:value-type="string" office:string-value="/ 1" calcext:value-type="string">
            <text:p>/ 1</text:p>
          </table:table-cell>
          <table:table-cell table:style-name="ce12"/>
          <table:table-cell table:number-columns-repeated="1015"/>
        </table:table-row>
        <table:table-row table:style-name="ro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Default"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2" table:number-rows-repeated="1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style-name="ce16"/>
          <table:table-cell table:number-columns-repeated="1014"/>
        </table:table-row>
        <table:table-row table:style-name="ro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2"/>
          <table:table-cell table:style-name="ce22"/>
          <table:table-cell table:number-columns-repeated="1012"/>
        </table:table-row>
        <table:table-row table:style-name="ro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2" table:number-rows-repeated="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2"/>
          <table:table-cell table:style-name="ce22"/>
          <table:table-cell table:number-columns-repeated="1012"/>
        </table:table-row>
        <table:table-row table:style-name="ro2" table:number-rows-repeated="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style-name="ce16"/>
          <table:table-cell/>
          <table:table-cell table:style-name="Default"/>
          <table:table-cell table:number-columns-repeated="1012"/>
        </table:table-row>
        <table:table-row table:style-name="ro2" table:number-rows-repeated="2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style-name="ce16"/>
          <table:table-cell table:number-columns-repeated="1014"/>
        </table:table-row>
        <table:table-row table:style-name="ro2" table:number-rows-repeated="10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8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2" table:number-rows-repeated="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2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style-name="ce16"/>
          <table:table-cell table:number-columns-repeated="1014"/>
        </table:table-row>
        <table:table-row table:style-name="ro2" table:number-rows-repeated="20">
          <table:table-cell table:style-name="ce3"/>
          <table:table-cell/>
          <table:table-cell table:style-name="ce7" table:number-columns-repeated="2"/>
          <table:table-cell/>
          <table:table-cell table:style-name="ce11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2" table:number-rows-repeated="22">
          <table:table-cell table:number-columns-repeated="2"/>
          <table:table-cell table:style-name="ce7" table:number-columns-repeated="2"/>
          <table:table-cell table:number-columns-repeated="2"/>
          <table:table-cell table:style-name="ce14"/>
          <table:table-cell table:style-name="ce12" table:number-columns-repeated="2"/>
          <table:table-cell table:number-columns-repeated="1015"/>
        </table:table-row>
        <table:table-row table:style-name="ro2" table:number-rows-repeated="167">
          <table:table-cell table:number-columns-repeated="2"/>
          <table:table-cell table:style-name="ce7" table:number-columns-repeated="2"/>
          <table:table-cell table:number-columns-repeated="2"/>
          <table:table-cell table:style-name="ce14"/>
          <table:table-cell table:style-name="ce12"/>
          <table:table-cell table:number-columns-repeated="1016"/>
        </table:table-row>
        <table:table-row table:style-name="ro2" table:number-rows-repeated="29">
          <table:table-cell table:number-columns-repeated="6"/>
          <table:table-cell table:style-name="ce14"/>
          <table:table-cell table:style-name="ce12"/>
          <table:table-cell table:number-columns-repeated="1016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2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s" table:style-name="ta1">
        <table:table-column table:style-name="co12" table:default-cell-style-name="Default"/>
        <table:table-column table:style-name="co4" table:number-columns-repeated="5" table:default-cell-style-name="Default"/>
        <table:table-row table:style-name="ro2">
          <table:table-cell table:style-name="ce2" office:value-type="string" calcext:value-type="string">
            <text:p>Exercise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Exam name</text:p>
          </table:table-cell>
          <table:table-cell table:style-name="ce2" office:value-type="string" calcext:value-type="string">
            <text:p>Algolab Exam</text:p>
          </table:table-cell>
        </table:table-row>
        <table:table-row table:style-name="ro6">
          <table:table-cell table:style-name="ce2" office:value-type="string" calcext:value-type="string">
            <text:p>Total</text:p>
          </table:table-cell>
          <table:table-cell table:style-name="ce2" table:formula="of:=SUM([.B3:.B9])" office:value-type="float" office:value="37" calcext:value-type="float">
            <text:p>37</text:p>
          </table:table-cell>
          <table:table-cell table:style-name="ce2" table:formula="of:=SUM([.C3:.C9])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February 16<text:span text:style-name="T1">th</text:span>, 2017</text:p>
          </table:table-cell>
        </table:table-row>
        <table:table-row table:style-name="ro2">
          <table:table-cell office:value-type="string" calcext:value-type="string">
            <text:p>1.1 slow true_count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.2 fast true_count</text:p>
          </table:table-cell>
          <table:table-cell office:value-type="float" office:value="5" calcext:value-type="float">
            <text:p>5</text:p>
          </table:table-cell>
          <table:table-cell table:formula="of:=SUM([.B3:.B4]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1 dup_firs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2 dup_all</text:p>
          </table:table-cell>
          <table:table-cell office:value-type="float" office:value="7" calcext:value-type="float">
            <text:p>7</text:p>
          </table:table-cell>
          <table:table-cell table:formula="of:=SUM([.B5:.B6])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.1 pi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.2 flux</text:p>
          </table:table-cell>
          <table:table-cell office:value-type="float" office:value="7" calcext:value-type="float">
            <text:p>7</text:p>
          </table:table-cell>
          <table:table-cell table:formula="of:=SUM([.B7:.B8])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yle bon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</table:table>
      <table:table table:name="John Doe" table:style-name="ta1">
        <office:forms form:automatic-focus="false" form:apply-design-mode="false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7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4" table:number-columns-repeated="1011" table:default-cell-style-name="ce4"/>
        <table:table-row table:style-name="ro1">
          <table:table-cell/>
          <table:table-cell table:style-name="ce24" table:formula="of:=[$weights.$F$1]" office:value-type="string" office:string-value="Algolab Exam" calcext:value-type="string">
            <text:p>Algolab Exam</text:p>
          </table:table-cell>
          <table:table-cell/>
          <table:table-cell table:style-name="ce44"/>
          <table:table-cell table:style-name="ce1" table:formula="of:=[$weights.$F$2]" office:value-type="string" office:string-value="February 16th, 2017" calcext:value-type="string" table:number-columns-spanned="5" table:number-rows-spanned="1">
            <text:p>February 16th, 2017</text:p>
          </table:table-cell>
          <table:covered-table-cell table:number-columns-repeated="4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44"/>
          <table:table-cell table:style-name="ce6" table:number-columns-repeated="6"/>
          <table:table-cell table:style-name="ce53" table:number-columns-repeated="3"/>
          <table:table-cell table:number-columns-repeated="1011"/>
        </table:table-row>
        <table:table-row table:style-name="ro7">
          <table:table-cell/>
          <table:table-cell table:style-name="ce26" office:value-type="string" calcext:value-type="string" table:number-columns-spanned="2" table:number-rows-spanned="1">
            <text:p>Name:</text:p>
          </table:table-cell>
          <table:covered-table-cell table:style-name="ce37"/>
          <table:table-cell table:style-name="ce45" table:formula="of:=OFFSET([$DetailedGrades.B1];[.$C$6]-1;0)" office:value-type="string" office:string-value="John Doe" calcext:value-type="string" table:number-columns-spanned="4" table:number-rows-spanned="1">
            <text:p>John Doe</text:p>
          </table:table-cell>
          <table:covered-table-cell table:style-name="ce38"/>
          <table:covered-table-cell table:style-name="ce40"/>
          <table:covered-table-cell table:style-name="ce6"/>
          <table:table-cell table:style-name="ce6" table:number-columns-repeated="3"/>
          <table:table-cell table:style-name="ce53" table:number-columns-repeated="3"/>
          <table:table-cell table:number-columns-repeated="1011"/>
        </table:table-row>
        <table:table-row table:style-name="ro7">
          <table:table-cell/>
          <table:table-cell table:style-name="ce26" office:value-type="string" calcext:value-type="string" table:number-columns-spanned="2" table:number-rows-spanned="1">
            <text:p>ID:</text:p>
          </table:table-cell>
          <table:covered-table-cell table:style-name="ce38"/>
          <table:table-cell table:style-name="ce45" table:formula="of:=OFFSET([$DetailedGrades.A1];[.$C$6]-1;0)" office:value-type="float" office:value="112233" calcext:value-type="float" table:number-columns-spanned="4" table:number-rows-spanned="1">
            <text:p>112233</text:p>
          </table:table-cell>
          <table:covered-table-cell table:style-name="ce38"/>
          <table:covered-table-cell table:style-name="ce40"/>
          <table:covered-table-cell table:style-name="ce6"/>
          <table:table-cell table:style-name="ce6" table:number-columns-repeated="3"/>
          <table:table-cell table:style-name="ce53" table:number-columns-repeated="3"/>
          <table:table-cell table:number-columns-repeated="1011"/>
        </table:table-row>
        <table:table-row table:style-name="ro8">
          <table:table-cell/>
          <table:table-cell table:style-name="ce27" office:value-type="string" calcext:value-type="string" table:number-columns-spanned="2" table:number-rows-spanned="1">
            <text:p>Algolab grade:</text:p>
          </table:table-cell>
          <table:covered-table-cell table:style-name="ce37"/>
          <table:table-cell table:style-name="ce9" table:formula="of:=OFFSET([$DetailedGrades.$C$1]; [.$C$6]-1;0)" office:value-type="float" office:value="18" calcext:value-type="float">
            <text:p>18</text:p>
          </table:table-cell>
          <table:table-cell table:style-name="ce38"/>
          <table:table-cell table:style-name="ce40"/>
          <table:table-cell table:style-name="ce6" table:number-columns-repeated="4"/>
          <table:table-cell table:style-name="ce53" table:number-columns-repeated="3"/>
          <table:table-cell table:number-columns-repeated="1011"/>
        </table:table-row>
        <table:table-row table:style-name="ro9">
          <table:table-cell table:style-name="Default"/>
          <table:table-cell table:style-name="ce28" office:value-type="string" calcext:value-type="string">
            <text:p>offset=</text:p>
          </table:table-cell>
          <table:table-cell table:style-name="ce39" office:value-type="float" office:value="23" calcext:value-type="float">
            <text:p>23</text:p>
          </table:table-cell>
          <table:table-cell table:style-name="Default" table:number-columns-repeated="1021"/>
        </table:table-row>
        <table:table-row table:style-name="ro10">
          <table:table-cell/>
          <table:table-cell table:style-name="ce29" office:value-type="string" calcext:value-type="string" table:number-columns-spanned="8" table:number-rows-spanned="1">
            <text:p><text:span text:style-name="T2">CORRECTIONS</text:span></text:p>
            <text:p/>
            <text:p><text:span text:style-name="T3">Inside attached zip there is a </text:span><text:span text:style-name="T4">folder</text:span><text:span text:style-name="T5"> </text:span><text:span text:style-name="T6">shipped</text:span><text:span text:style-name="T7"> </text:span><text:span text:style-name="T8">where</text:span><text:span text:style-name="T7"> </text:span><text:span text:style-name="T9">you can find the original files you gave me, and folder </text:span><text:span text:style-name="T10">corrected </text:span><text:span text:style-name="T9">containing the same files with my corrections. </text:span></text:p>
            <text:p><text:span text:style-name="T2">Every correction starts with </text:span><text:span text:style-name="T11">#DAV</text:span><text:span text:style-name="T12"> comment, followed by the commented wrong code, and possibly by the corrections, like:</text:span></text:p>
            <text:p/>
            <text:p><text:span text:style-name="T13">#DAV Something is not ok</text:span></text:p>
            <text:p><text:span text:style-name="T13">#WRONG START</text:span></text:p>
            <text:p><text:span text:style-name="T13"># some_wrong_call()</text:span></text:p>
            <text:p><text:span text:style-name="T13">#WRONG END</text:span></text:p>
            <text:p><text:span text:style-name="T13">#CORRECT START</text:span></text:p>
            <text:p><text:span text:style-name="T13">correct_call()</text:span></text:p>
            <text:p><text:span text:style-name="T13">#CORRECT END</text:span>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1">
          <table:table-cell/>
          <table:table-cell table:style-name="ce29" office:value-type="string" calcext:value-type="string" table:number-columns-spanned="8" table:number-rows-spanned="1">
            <text:p><text:span text:style-name="T14">GRADE CALCULATION RULES:</text:span></text:p>
            <text:p/>
            <text:p><text:span text:style-name="T2">Here you can see how the grade is calculated for </text:span><text:span text:style-name="T15">the sole part of algolab</text:span><text:span text:style-name="T2">. </text:span>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2">
          <table:table-cell/>
          <table:table-cell table:style-name="ce30" office:value-type="string" calcext:value-type="string" table:number-columns-spanned="8" table:number-rows-spanned="1">
            <text:p>- Each exercise can be worth a different amount of points, according to difficulty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3">
          <table:table-cell/>
          <table:table-cell table:style-name="ce30" office:value-type="string" calcext:value-type="string" table:number-columns-spanned="8" table:number-rows-spanned="1">
            <text:p>- A percentage of correctness of each exercise determines how many points you actually get for that exercise. </text:p>
            <text:p/>
            <text:p>NOTE: if all tests pass you most likely will get 100%. <text:span text:style-name="T16">If tests were passing and somehow you don't get 100%, you can come questioning the percentage. </text:span></text:p>
            <text:p><text:span text:style-name="T16">If tests were </text:span><text:span text:style-name="T17">not</text:span><text:span text:style-name="T16"> passing, then I'm less open to discussion. Percentage is highly subjective and has to be seen more like a gift than as a precise calculation: I'd like to avoid discussions like  'my colleague did almost the same error as me and got more percentage....' </text:span>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4">
          <table:table-cell/>
          <table:table-cell table:style-name="ce30" office:value-type="string" calcext:value-type="string" table:number-columns-spanned="5" table:number-rows-spanned="1">
            <text:p>- The maximum amount of points is:</text:p>
          </table:table-cell>
          <table:covered-table-cell table:style-name="ce40"/>
          <table:covered-table-cell table:style-name="ce41"/>
          <table:covered-table-cell table:style-name="ce40"/>
          <table:covered-table-cell table:style-name="Default"/>
          <table:table-cell table:style-name="ce26" table:formula="of:=[$weights.$B$2]" office:value-type="float" office:value="37" calcext:value-type="float">
            <text:p>37</text:p>
          </table:table-cell>
          <table:table-cell table:style-name="ce6" table:number-columns-repeated="3"/>
          <table:table-cell table:style-name="ce53" table:number-columns-repeated="3"/>
          <table:table-cell table:number-columns-repeated="1011"/>
        </table:table-row>
        <table:table-row table:style-name="ro14">
          <table:table-cell/>
          <table:table-cell table:style-name="ce27" office:value-type="string" calcext:value-type="string" table:number-columns-spanned="8" table:number-rows-spanned="1">
            <text:p>- Points are converted to actual grades with these rules: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5">
          <table:table-cell/>
          <table:table-cell table:style-name="ce30" office:value-type="string" calcext:value-type="string" table:number-columns-spanned="2" table:number-rows-spanned="1">
            <text:p><text:s text:c="3"/>Points &lt;= 30 <text:s text:c="6"/></text:p>
          </table:table-cell>
          <table:covered-table-cell table:style-name="ce38"/>
          <table:table-cell table:style-name="ce3"/>
          <table:table-cell table:style-name="ce48" office:value-type="string" calcext:value-type="string" table:number-columns-spanned="5" table:number-rows-spanned="1">
            <text:p>: <text:s/>round(Points)</text:p>
          </table:table-cell>
          <table:covered-table-cell table:number-columns-repeated="4" table:style-name="ce50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5">
          <table:table-cell/>
          <table:table-cell table:style-name="ce30" table:formula="of:=CONCATENATE(&quot;   30 &lt; Points &lt; max = &quot;; [$weights.$B$2])" office:value-type="string" office:string-value="   30 &lt; Points &lt; max = 37" calcext:value-type="string" table:number-columns-spanned="3" table:number-rows-spanned="1">
            <text:p><text:s text:c="3"/>30 &lt; Points &lt; max = 37</text:p>
          </table:table-cell>
          <table:covered-table-cell table:style-name="ce37"/>
          <table:covered-table-cell table:style-name="ce3"/>
          <table:table-cell table:style-name="ce48" office:value-type="string" calcext:value-type="string" table:number-columns-spanned="5" table:number-rows-spanned="1">
            <text:p>: <text:s/>30</text:p>
          </table:table-cell>
          <table:covered-table-cell table:number-columns-repeated="4" table:style-name="ce51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5">
          <table:table-cell/>
          <table:table-cell table:style-name="ce30" table:formula="of:=CONCATENATE(&quot;   Points = max = &quot;; [$weights.$B$2])" office:value-type="string" office:string-value="   Points = max = 37" calcext:value-type="string" table:number-columns-spanned="3" table:number-rows-spanned="1">
            <text:p><text:s text:c="3"/>Points = max = 37</text:p>
          </table:table-cell>
          <table:covered-table-cell table:style-name="ce38"/>
          <table:covered-table-cell table:style-name="ce3"/>
          <table:table-cell table:style-name="ce26" office:value-type="string" calcext:value-type="string" table:number-columns-spanned="5" table:number-rows-spanned="1">
            <text:p>: <text:s/>30L</text:p>
          </table:table-cell>
          <table:covered-table-cell table:number-columns-repeated="4" table:style-name="ce50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6">
          <table:table-cell/>
          <table:table-cell table:style-name="ce31"/>
          <table:table-cell table:style-name="ce6"/>
          <table:table-cell table:style-name="ce44"/>
          <table:table-cell table:style-name="ce6" table:number-columns-repeated="6"/>
          <table:table-cell table:style-name="ce53" table:number-columns-repeated="3"/>
          <table:table-cell table:number-columns-repeated="1011"/>
        </table:table-row>
        <table:table-row table:style-name="ro17">
          <table:table-cell/>
          <table:table-cell table:style-name="ce32" office:value-type="string" calcext:value-type="string" table:number-columns-spanned="8" table:number-rows-spanned="1">
            <text:p><text:span text:style-name="T18">PROS, CONS AND OTHER NOTES</text:span></text:p>
            <text:p/>
            <text:p><text:span text:style-name="T18">- Pros: positive comments</text:span></text:p>
            <text:p><text:span text:style-name="T18">- Cons: negative comments (they not always imply a negative score)</text:span></text:p>
            <text:p><text:span text:style-name="T18">- Other notes: other observations, nor positive nor negative</text:span>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7">
          <table:table-cell table:number-columns-repeated="3"/>
          <table:table-cell table:style-name="ce44"/>
          <table:table-cell table:style-name="ce6" table:number-columns-repeated="6"/>
          <table:table-cell table:style-name="ce53" table:number-columns-repeated="3"/>
          <table:table-cell table:number-columns-repeated="1011"/>
        </table:table-row>
        <table:table-row table:style-name="ro7">
          <table:table-cell/>
          <table:table-cell table:style-name="ce33"/>
          <table:table-cell table:style-name="ce41"/>
          <table:table-cell table:style-name="Default"/>
          <table:table-cell table:style-name="ce6" table:number-columns-repeated="6"/>
          <table:table-cell table:style-name="ce53" table:number-columns-repeated="3"/>
          <table:table-cell table:number-columns-repeated="1011"/>
        </table:table-row>
        <table:table-row table:style-name="ro7">
          <table:table-cell table:number-columns-repeated="3"/>
          <table:table-cell table:style-name="ce44"/>
          <table:table-cell table:style-name="ce6" table:number-columns-repeated="6"/>
          <table:table-cell table:style-name="ce53" table:number-columns-repeated="3"/>
          <table:table-cell table:number-columns-repeated="1011"/>
        </table:table-row>
        <table:table-row table:style-name="ro18">
          <table:table-cell table:style-name="ce23"/>
          <table:table-cell table:style-name="ce34" office:value-type="string" calcext:value-type="string">
            <text:p>Exercise</text:p>
          </table:table-cell>
          <table:table-cell table:style-name="ce34" office:value-type="string" calcext:value-type="string">
            <text:p>Percentage</text:p>
          </table:table-cell>
          <table:table-cell table:style-name="ce34" office:value-type="string" calcext:value-type="string" table:number-columns-spanned="2" table:number-rows-spanned="1">
            <text:p>Points</text:p>
          </table:table-cell>
          <table:covered-table-cell table:style-name="ce34"/>
          <table:table-cell table:style-name="ce34" office:value-type="string" calcext:value-type="string">
            <text:p>Passed tests?</text:p>
          </table:table-cell>
          <table:table-cell table:style-name="ce34" office:value-type="string" calcext:value-type="string">
            <text:p>Cons</text:p>
          </table:table-cell>
          <table:table-cell table:style-name="ce34" office:value-type="string" calcext:value-type="string">
            <text:p>Pros</text:p>
          </table:table-cell>
          <table:table-cell table:style-name="ce34" office:value-type="string" calcext:value-type="string">
            <text:p>Other notes</text:p>
          </table:table-cell>
          <table:table-cell table:number-columns-repeated="2"/>
          <table:table-cell table:style-name="ce23" table:number-columns-repeated="1013"/>
        </table:table-row>
        <table:table-row table:style-name="ro19">
          <table:table-cell/>
          <table:table-cell table:style-name="ce35" table:formula="of:= OFFSET([$DetailedGrades.E1];[.$C$6] - 1;0)" office:value-type="string" office:string-value="1.1 slow true_count" calcext:value-type="string">
            <text:p>1.1 slow true_count</text:p>
          </table:table-cell>
          <table:table-cell table:style-name="ce42" table:formula="of:= OFFSET([$DetailedGrades.F1];[.$C$6] - 1;0)" office:value-type="percentage" office:value="0.75" calcext:value-type="percentage">
            <text:p>75.00%</text:p>
          </table:table-cell>
          <table:table-cell table:style-name="ce35" table:formula="of:= OFFSET([$DetailedGrades.G1];[.$C$6] - 1;0)" office:value-type="float" office:value="3" calcext:value-type="float">
            <text:p>3</text:p>
          </table:table-cell>
          <table:table-cell table:style-name="ce35" table:formula="of:= OFFSET([$DetailedGrades.H1];[.$C$6] - 1;0)" office:value-type="string" office:string-value="/ 4" calcext:value-type="string">
            <text:p>/ 4</text:p>
          </table:table-cell>
          <table:table-cell table:style-name="ce35" table:formula="of:= OFFSET([$DetailedGrades.I1];[.$C$6] - 1;0)" office:value-type="string" office:string-value="n" calcext:value-type="string">
            <text:p>n</text:p>
          </table:table-cell>
          <table:table-cell table:style-name="ce52" table:formula="of:= OFFSET([$DetailedGrades.J1];[.$C$6] - 1;0)" office:value-type="string" office:string-value="- couldn't compile&#10;- provided __str__ method was commented out" calcext:value-type="string">
            <text:p>- couldn't compile</text:p>
            <text:p>- provided __str__ method was commented out</text:p>
          </table:table-cell>
          <table:table-cell table:style-name="ce52" table:formula="of:= OFFSET([$DetailedGrades.K1];[.$C$6] - 1;0)" office:value-type="float" office:value="0" calcext:value-type="float">
            <text:p/>
          </table:table-cell>
          <table:table-cell table:style-name="ce52" table:formula="of:= OFFSET([$DetailedGrades.L1];[.$C$6] - 1;0)" office:value-type="float" office:value="0" calcext:value-type="float">
            <text:p/>
          </table:table-cell>
          <table:table-cell/>
          <table:table-cell table:style-name="ce52"/>
          <table:table-cell table:number-columns-repeated="1013"/>
        </table:table-row>
        <table:table-row table:style-name="ro20">
          <table:table-cell/>
          <table:table-cell table:style-name="ce35" table:formula="of:= OFFSET([$DetailedGrades.E2];[.$C$6] - 1;0)" office:value-type="string" office:string-value="1.2 fast true_count" calcext:value-type="string">
            <text:p>1.2 fast true_count</text:p>
          </table:table-cell>
          <table:table-cell table:style-name="ce42" table:formula="of:= OFFSET([$DetailedGrades.F2];[.$C$6] - 1;0)" office:value-type="percentage" office:value="0" calcext:value-type="percentage">
            <text:p>0.00%</text:p>
          </table:table-cell>
          <table:table-cell table:style-name="ce35" table:formula="of:= OFFSET([$DetailedGrades.G2];[.$C$6] - 1;0)" office:value-type="float" office:value="0" calcext:value-type="float">
            <text:p>0</text:p>
          </table:table-cell>
          <table:table-cell table:style-name="ce35" table:formula="of:= OFFSET([$DetailedGrades.H2];[.$C$6] - 1;0)" office:value-type="string" office:string-value="/ 5" calcext:value-type="string">
            <text:p>/ 5</text:p>
          </table:table-cell>
          <table:table-cell table:style-name="ce35" table:formula="of:= OFFSET([$DetailedGrades.I2];[.$C$6] - 1;0)" office:value-type="string" office:string-value="n" calcext:value-type="string">
            <text:p>n</text:p>
          </table:table-cell>
          <table:table-cell table:style-name="ce52" table:formula="of:= OFFSET([$DetailedGrades.J2];[.$C$6] - 1;0)" office:value-type="string" office:string-value="implemented nothing" calcext:value-type="string">
            <text:p>implemented nothing</text:p>
          </table:table-cell>
          <table:table-cell table:style-name="ce52" table:formula="of:= OFFSET([$DetailedGrades.K2];[.$C$6] - 1;0)" office:value-type="float" office:value="0" calcext:value-type="float">
            <text:p/>
          </table:table-cell>
          <table:table-cell table:style-name="ce52" table:formula="of:= OFFSET([$DetailedGrades.L2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1">
          <table:table-cell/>
          <table:table-cell table:style-name="ce35" table:formula="of:= OFFSET([$DetailedGrades.E3];[.$C$6] - 1;0)" office:value-type="string" office:string-value="2.1 dup_first" calcext:value-type="string">
            <text:p>2.1 dup_first</text:p>
          </table:table-cell>
          <table:table-cell table:style-name="ce42" table:formula="of:= OFFSET([$DetailedGrades.F3];[.$C$6] - 1;0)" office:value-type="percentage" office:value="1" calcext:value-type="percentage">
            <text:p>100.00%</text:p>
          </table:table-cell>
          <table:table-cell table:style-name="ce35" table:formula="of:= OFFSET([$DetailedGrades.G3];[.$C$6] - 1;0)" office:value-type="float" office:value="6" calcext:value-type="float">
            <text:p>6</text:p>
          </table:table-cell>
          <table:table-cell table:style-name="ce35" table:formula="of:= OFFSET([$DetailedGrades.H3];[.$C$6] - 1;0)" office:value-type="string" office:string-value="/ 6" calcext:value-type="string">
            <text:p>/ 6</text:p>
          </table:table-cell>
          <table:table-cell table:style-name="ce35" table:formula="of:= OFFSET([$DetailedGrades.I3];[.$C$6] - 1;0)" office:value-type="string" office:string-value="y" calcext:value-type="string">
            <text:p>y</text:p>
          </table:table-cell>
          <table:table-cell table:style-name="ce52" table:formula="of:= OFFSET([$DetailedGrades.J3];[.$C$6] - 1;0)" office:value-type="float" office:value="0" calcext:value-type="float">
            <text:p/>
          </table:table-cell>
          <table:table-cell table:style-name="ce52" table:formula="of:= OFFSET([$DetailedGrades.K3];[.$C$6] - 1;0)" office:value-type="float" office:value="0" calcext:value-type="float">
            <text:p/>
          </table:table-cell>
          <table:table-cell table:style-name="ce52" table:formula="of:= OFFSET([$DetailedGrades.L3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2">
          <table:table-cell/>
          <table:table-cell table:style-name="ce35" table:formula="of:= OFFSET([$DetailedGrades.E4];[.$C$6] - 1;0)" office:value-type="string" office:string-value="2.2 dup_all" calcext:value-type="string">
            <text:p>2.2 dup_all</text:p>
          </table:table-cell>
          <table:table-cell table:style-name="ce42" table:formula="of:= OFFSET([$DetailedGrades.F4];[.$C$6] - 1;0)" office:value-type="percentage" office:value="0.1" calcext:value-type="percentage">
            <text:p>10.00%</text:p>
          </table:table-cell>
          <table:table-cell table:style-name="ce35" table:formula="of:= OFFSET([$DetailedGrades.G4];[.$C$6] - 1;0)" office:value-type="float" office:value="0.7" calcext:value-type="float">
            <text:p>0.7</text:p>
          </table:table-cell>
          <table:table-cell table:style-name="ce35" table:formula="of:= OFFSET([$DetailedGrades.H4];[.$C$6] - 1;0)" office:value-type="string" office:string-value="/ 7" calcext:value-type="string">
            <text:p>/ 7</text:p>
          </table:table-cell>
          <table:table-cell table:style-name="ce35" table:formula="of:= OFFSET([$DetailedGrades.I4];[.$C$6] - 1;0)" office:value-type="string" office:string-value="n" calcext:value-type="string">
            <text:p>n</text:p>
          </table:table-cell>
          <table:table-cell table:style-name="ce52" table:formula="of:= OFFSET([$DetailedGrades.J4];[.$C$6] - 1;0)" office:value-type="string" office:string-value="There is some implementation attempt, but quite far from actual solution" calcext:value-type="string">
            <text:p>There is some implementation attempt, but quite far from actual solution</text:p>
          </table:table-cell>
          <table:table-cell table:style-name="ce52" table:formula="of:= OFFSET([$DetailedGrades.K4];[.$C$6] - 1;0)" office:value-type="float" office:value="0" calcext:value-type="float">
            <text:p/>
          </table:table-cell>
          <table:table-cell table:style-name="ce52" table:formula="of:= OFFSET([$DetailedGrades.L4];[.$C$6] - 1;0)" office:value-type="string" office:string-value="used 'add' for each element" calcext:value-type="string">
            <text:p>used 'add' for each element</text:p>
          </table:table-cell>
          <table:table-cell table:number-columns-repeated="1015"/>
        </table:table-row>
        <table:table-row table:style-name="ro22">
          <table:table-cell/>
          <table:table-cell table:style-name="ce35" table:formula="of:= OFFSET([$DetailedGrades.E5];[.$C$6] - 1;0)" office:value-type="string" office:string-value="3.1 pie" calcext:value-type="string">
            <text:p>3.1 pie</text:p>
          </table:table-cell>
          <table:table-cell table:style-name="ce42" table:formula="of:= OFFSET([$DetailedGrades.F5];[.$C$6] - 1;0)" office:value-type="percentage" office:value="1" calcext:value-type="percentage">
            <text:p>100.00%</text:p>
          </table:table-cell>
          <table:table-cell table:style-name="ce35" table:formula="of:= OFFSET([$DetailedGrades.G5];[.$C$6] - 1;0)" office:value-type="float" office:value="7" calcext:value-type="float">
            <text:p>7</text:p>
          </table:table-cell>
          <table:table-cell table:style-name="ce35" table:formula="of:= OFFSET([$DetailedGrades.H5];[.$C$6] - 1;0)" office:value-type="string" office:string-value="/ 7" calcext:value-type="string">
            <text:p>/ 7</text:p>
          </table:table-cell>
          <table:table-cell table:style-name="ce35" table:formula="of:= OFFSET([$DetailedGrades.I5];[.$C$6] - 1;0)" office:value-type="string" office:string-value="y" calcext:value-type="string">
            <text:p>y</text:p>
          </table:table-cell>
          <table:table-cell table:style-name="ce52" table:formula="of:= OFFSET([$DetailedGrades.J5];[.$C$6] - 1;0)" office:value-type="float" office:value="0" calcext:value-type="float">
            <text:p/>
          </table:table-cell>
          <table:table-cell table:style-name="ce52" table:formula="of:= OFFSET([$DetailedGrades.K5];[.$C$6] - 1;0)" office:value-type="float" office:value="0" calcext:value-type="float">
            <text:p/>
          </table:table-cell>
          <table:table-cell table:style-name="ce52" table:formula="of:= OFFSET([$DetailedGrades.L5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2">
          <table:table-cell/>
          <table:table-cell table:style-name="ce35" table:formula="of:= OFFSET([$DetailedGrades.E6];[.$C$6] - 1;0)" office:value-type="string" office:string-value="3.2 flux" calcext:value-type="string">
            <text:p>3.2 flux</text:p>
          </table:table-cell>
          <table:table-cell table:style-name="ce42" table:formula="of:= OFFSET([$DetailedGrades.F6];[.$C$6] - 1;0)" office:value-type="percentage" office:value="0.2" calcext:value-type="percentage">
            <text:p>20.00%</text:p>
          </table:table-cell>
          <table:table-cell table:style-name="ce35" table:formula="of:= OFFSET([$DetailedGrades.G6];[.$C$6] - 1;0)" office:value-type="float" office:value="1.4" calcext:value-type="float">
            <text:p>1.4</text:p>
          </table:table-cell>
          <table:table-cell table:style-name="ce35" table:formula="of:= OFFSET([$DetailedGrades.H6];[.$C$6] - 1;0)" office:value-type="string" office:string-value="/ 7" calcext:value-type="string">
            <text:p>/ 7</text:p>
          </table:table-cell>
          <table:table-cell table:style-name="ce35" table:formula="of:= OFFSET([$DetailedGrades.I6];[.$C$6] - 1;0)" office:value-type="string" office:string-value="n" calcext:value-type="string">
            <text:p>n</text:p>
          </table:table-cell>
          <table:table-cell table:style-name="ce52" table:formula="of:= OFFSET([$DetailedGrades.J6];[.$C$6] - 1;0)" office:value-type="string" office:string-value="implemented only inner 'star'" calcext:value-type="string">
            <text:p>implemented only inner 'star'</text:p>
          </table:table-cell>
          <table:table-cell table:style-name="ce52" table:formula="of:= OFFSET([$DetailedGrades.K6];[.$C$6] - 1;0)" office:value-type="float" office:value="0" calcext:value-type="float">
            <text:p/>
          </table:table-cell>
          <table:table-cell table:style-name="ce52" table:formula="of:= OFFSET([$DetailedGrades.L6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1">
          <table:table-cell/>
          <table:table-cell table:style-name="ce35" table:formula="of:= OFFSET([$DetailedGrades.E7];[.$C$6] - 1;0)" office:value-type="string" office:string-value="style bonus" calcext:value-type="string">
            <text:p>style bonus</text:p>
          </table:table-cell>
          <table:table-cell table:style-name="ce42" table:formula="of:= OFFSET([$DetailedGrades.F7];[.$C$6] - 1;0)" office:value-type="percentage" office:value="0" calcext:value-type="percentage">
            <text:p>0.00%</text:p>
          </table:table-cell>
          <table:table-cell table:style-name="ce35" table:formula="of:= OFFSET([$DetailedGrades.G7];[.$C$6] - 1;0)" office:value-type="float" office:value="0" calcext:value-type="float">
            <text:p>0</text:p>
          </table:table-cell>
          <table:table-cell table:style-name="ce35" table:formula="of:= OFFSET([$DetailedGrades.H7];[.$C$6] - 1;0)" office:value-type="string" office:string-value="/ 1" calcext:value-type="string">
            <text:p>/ 1</text:p>
          </table:table-cell>
          <table:table-cell table:style-name="ce35" table:formula="of:= OFFSET([$DetailedGrades.I7];[.$C$6] - 1;0)" office:value-type="float" office:value="0" calcext:value-type="float">
            <text:p>0</text:p>
          </table:table-cell>
          <table:table-cell table:style-name="ce52" table:formula="of:= OFFSET([$DetailedGrades.J7];[.$C$6] - 1;0)" office:value-type="float" office:value="0" calcext:value-type="float">
            <text:p/>
          </table:table-cell>
          <table:table-cell table:style-name="ce52" table:formula="of:= OFFSET([$DetailedGrades.K7];[.$C$6] - 1;0)" office:value-type="float" office:value="0" calcext:value-type="float">
            <text:p/>
          </table:table-cell>
          <table:table-cell table:style-name="ce52" table:formula="of:= OFFSET([$DetailedGrades.L7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3">
          <table:table-cell/>
          <table:table-cell table:style-name="ce35" table:formula="of:= OFFSET([$DetailedGrades.E8];[.$C$6] - 1;0)" office:value-type="string" office:string-value="1.1 slow true_count" calcext:value-type="string">
            <text:p>1.1 slow true_count</text:p>
          </table:table-cell>
          <table:table-cell table:style-name="ce42" table:formula="of:= OFFSET([$DetailedGrades.F8];[.$C$6] - 1;0)" office:value-type="percentage" office:value="0.75" calcext:value-type="percentage">
            <text:p>75.00%</text:p>
          </table:table-cell>
          <table:table-cell table:style-name="ce35" table:formula="of:= OFFSET([$DetailedGrades.G8];[.$C$6] - 1;0)" office:value-type="float" office:value="3" calcext:value-type="float">
            <text:p>3</text:p>
          </table:table-cell>
          <table:table-cell table:style-name="ce35" table:formula="of:= OFFSET([$DetailedGrades.H8];[.$C$6] - 1;0)" office:value-type="string" office:string-value="/ 4" calcext:value-type="string">
            <text:p>/ 4</text:p>
          </table:table-cell>
          <table:table-cell table:style-name="ce35" table:formula="of:= OFFSET([$DetailedGrades.I8];[.$C$6] - 1;0)" office:value-type="string" office:string-value="n" calcext:value-type="string">
            <text:p>n</text:p>
          </table:table-cell>
          <table:table-cell table:style-name="ce52" table:formula="of:= OFFSET([$DetailedGrades.J8];[.$C$6] - 1;0)" office:value-type="string" office:string-value="raising Exception when the stack is empty" calcext:value-type="string">
            <text:p>raising Exception when the stack is empty</text:p>
          </table:table-cell>
          <table:table-cell table:style-name="ce52" table:formula="of:= OFFSET([$DetailedGrades.K8];[.$C$6] - 1;0)" office:value-type="float" office:value="0" calcext:value-type="float">
            <text:p/>
          </table:table-cell>
          <table:table-cell table:style-name="ce52" table:formula="of:= OFFSET([$DetailedGrades.L8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">
          <table:table-cell/>
          <table:table-cell table:style-name="ce36" office:value-type="string" calcext:value-type="string" table:number-columns-spanned="2" table:number-rows-spanned="1">
            <text:p>Total points: </text:p>
          </table:table-cell>
          <table:covered-table-cell table:style-name="ce43"/>
          <table:table-cell table:style-name="ce46" table:formula="of:=OFFSET([$DetailedGrades.$D$1]; [.$C$6]-1;0)" office:value-type="float" office:value="18.1" calcext:value-type="float">
            <text:p>18.1</text:p>
          </table:table-cell>
          <table:table-cell table:style-name="ce49" table:formula="of:= CONCATENATE(&quot; / &quot;; [$weights.$C$2])" office:value-type="string" office:string-value=" / 37" calcext:value-type="string">
            <text:p><text:s/>/ 37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ne Doe" table:style-name="ta1">
        <office:forms form:automatic-focus="false" form:apply-design-mode="false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7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4" table:number-columns-repeated="1011" table:default-cell-style-name="ce4"/>
        <table:table-row table:style-name="ro1">
          <table:table-cell/>
          <table:table-cell table:style-name="ce24" table:formula="of:=[$weights.$F$1]" office:value-type="string" office:string-value="Algolab Exam" calcext:value-type="string">
            <text:p>Algolab Exam</text:p>
          </table:table-cell>
          <table:table-cell/>
          <table:table-cell table:style-name="ce44"/>
          <table:table-cell table:style-name="ce1" table:formula="of:=[$weights.$F$2]" office:value-type="string" office:string-value="February 16th, 2017" calcext:value-type="string" table:number-columns-spanned="5" table:number-rows-spanned="1">
            <text:p>February 16th, 2017</text:p>
          </table:table-cell>
          <table:covered-table-cell table:number-columns-repeated="4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44"/>
          <table:table-cell table:style-name="ce6" table:number-columns-repeated="6"/>
          <table:table-cell table:style-name="ce53" table:number-columns-repeated="3"/>
          <table:table-cell table:number-columns-repeated="1011"/>
        </table:table-row>
        <table:table-row table:style-name="ro7">
          <table:table-cell/>
          <table:table-cell table:style-name="ce26" office:value-type="string" calcext:value-type="string" table:number-columns-spanned="2" table:number-rows-spanned="1">
            <text:p>Name:</text:p>
          </table:table-cell>
          <table:covered-table-cell table:style-name="ce37"/>
          <table:table-cell table:style-name="ce45" table:formula="of:=OFFSET([$DetailedGrades.B1];[.$C$6]-1;0)" office:value-type="string" office:string-value="Jane Doe" calcext:value-type="string" table:number-columns-spanned="4" table:number-rows-spanned="1">
            <text:p>Jane Doe</text:p>
          </table:table-cell>
          <table:covered-table-cell table:style-name="ce38"/>
          <table:covered-table-cell table:style-name="ce40"/>
          <table:covered-table-cell table:style-name="ce6"/>
          <table:table-cell table:style-name="ce6" table:number-columns-repeated="3"/>
          <table:table-cell table:style-name="ce53" table:number-columns-repeated="3"/>
          <table:table-cell table:number-columns-repeated="1011"/>
        </table:table-row>
        <table:table-row table:style-name="ro7">
          <table:table-cell/>
          <table:table-cell table:style-name="ce26" office:value-type="string" calcext:value-type="string" table:number-columns-spanned="2" table:number-rows-spanned="1">
            <text:p>ID:</text:p>
          </table:table-cell>
          <table:covered-table-cell table:style-name="ce38"/>
          <table:table-cell table:style-name="ce45" table:formula="of:=OFFSET([$DetailedGrades.A1];[.$C$6]-1;0)" office:value-type="float" office:value="445566" calcext:value-type="float" table:number-columns-spanned="4" table:number-rows-spanned="1">
            <text:p>445566</text:p>
          </table:table-cell>
          <table:covered-table-cell table:style-name="ce38"/>
          <table:covered-table-cell table:style-name="ce40"/>
          <table:covered-table-cell table:style-name="ce6"/>
          <table:table-cell table:style-name="ce6" table:number-columns-repeated="3"/>
          <table:table-cell table:style-name="ce53" table:number-columns-repeated="3"/>
          <table:table-cell table:number-columns-repeated="1011"/>
        </table:table-row>
        <table:table-row table:style-name="ro8">
          <table:table-cell/>
          <table:table-cell table:style-name="ce27" office:value-type="string" calcext:value-type="string" table:number-columns-spanned="2" table:number-rows-spanned="1">
            <text:p>Algolab grade:</text:p>
          </table:table-cell>
          <table:covered-table-cell table:style-name="ce37"/>
          <table:table-cell table:style-name="ce9" table:formula="of:=OFFSET([$DetailedGrades.$C$1]; [.$C$6]-1;0)" office:value-type="float" office:value="27" calcext:value-type="float">
            <text:p>27</text:p>
          </table:table-cell>
          <table:table-cell table:style-name="ce38"/>
          <table:table-cell table:style-name="ce40"/>
          <table:table-cell table:style-name="ce6" table:number-columns-repeated="4"/>
          <table:table-cell table:style-name="ce53" table:number-columns-repeated="3"/>
          <table:table-cell table:number-columns-repeated="1011"/>
        </table:table-row>
        <table:table-row table:style-name="ro9">
          <table:table-cell table:style-name="Default"/>
          <table:table-cell table:style-name="ce28" office:value-type="string" calcext:value-type="string">
            <text:p>offset=</text:p>
          </table:table-cell>
          <table:table-cell table:style-name="ce39" office:value-type="float" office:value="30" calcext:value-type="float">
            <text:p>30</text:p>
          </table:table-cell>
          <table:table-cell table:style-name="Default" table:number-columns-repeated="1021"/>
        </table:table-row>
        <table:table-row table:style-name="ro10">
          <table:table-cell/>
          <table:table-cell table:style-name="ce29" office:value-type="string" calcext:value-type="string" table:number-columns-spanned="8" table:number-rows-spanned="1">
            <text:p><text:span text:style-name="T2">CORRECTIONS</text:span></text:p>
            <text:p/>
            <text:p><text:span text:style-name="T3">Inside attached zip there is a </text:span><text:span text:style-name="T4">folder</text:span><text:span text:style-name="T5"> </text:span><text:span text:style-name="T6">shipped</text:span><text:span text:style-name="T7"> </text:span><text:span text:style-name="T8">where</text:span><text:span text:style-name="T7"> </text:span><text:span text:style-name="T9">you can find the original files you gave me, and folder </text:span><text:span text:style-name="T10">corrected </text:span><text:span text:style-name="T9">containing the same files with my corrections. </text:span></text:p>
            <text:p><text:span text:style-name="T2">Every correction starts with </text:span><text:span text:style-name="T11">#DAV</text:span><text:span text:style-name="T12"> comment, followed by the commented wrong code, and possibly by the corrections, like:</text:span></text:p>
            <text:p/>
            <text:p><text:span text:style-name="T13">#DAV Something is not ok</text:span></text:p>
            <text:p><text:span text:style-name="T13">#WRONG START</text:span></text:p>
            <text:p><text:span text:style-name="T13"># some_wrong_call()</text:span></text:p>
            <text:p><text:span text:style-name="T13">#WRONG END</text:span></text:p>
            <text:p><text:span text:style-name="T13">#CORRECT START</text:span></text:p>
            <text:p><text:span text:style-name="T13">correct_call()</text:span></text:p>
            <text:p><text:span text:style-name="T13">#CORRECT END</text:span>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1">
          <table:table-cell/>
          <table:table-cell table:style-name="ce29" office:value-type="string" calcext:value-type="string" table:number-columns-spanned="8" table:number-rows-spanned="1">
            <text:p><text:span text:style-name="T14">GRADE CALCULATION RULES:</text:span></text:p>
            <text:p/>
            <text:p><text:span text:style-name="T2">Here you can see how the grade is calculated for </text:span><text:span text:style-name="T15">the sole part of algolab</text:span><text:span text:style-name="T2">. </text:span>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2">
          <table:table-cell/>
          <table:table-cell table:style-name="ce30" office:value-type="string" calcext:value-type="string" table:number-columns-spanned="8" table:number-rows-spanned="1">
            <text:p>- Each exercise can be worth a different amount of points, according to difficulty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3">
          <table:table-cell/>
          <table:table-cell table:style-name="ce30" office:value-type="string" calcext:value-type="string" table:number-columns-spanned="8" table:number-rows-spanned="1">
            <text:p>- A percentage of correctness of each exercise determines how many points you actually get for that exercise. </text:p>
            <text:p/>
            <text:p>NOTE: if all tests pass you most likely will get 100%. <text:span text:style-name="T16">If tests were passing and somehow you don't get 100%, you can come questioning the percentage. </text:span></text:p>
            <text:p><text:span text:style-name="T16">If tests were </text:span><text:span text:style-name="T17">not</text:span><text:span text:style-name="T16"> passing, then I'm less open to discussion. Percentage is highly subjective and has to be seen more like a gift than as a precise calculation: I'd like to avoid discussions like  'my colleague did almost the same error as me and got more percentage....' </text:span>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4">
          <table:table-cell/>
          <table:table-cell table:style-name="ce30" office:value-type="string" calcext:value-type="string" table:number-columns-spanned="5" table:number-rows-spanned="1">
            <text:p>- The maximum amount of points is:</text:p>
          </table:table-cell>
          <table:covered-table-cell table:style-name="ce40"/>
          <table:covered-table-cell table:style-name="ce41"/>
          <table:covered-table-cell table:style-name="ce40"/>
          <table:covered-table-cell table:style-name="Default"/>
          <table:table-cell table:style-name="ce26" table:formula="of:=[$weights.$B$2]" office:value-type="float" office:value="37" calcext:value-type="float">
            <text:p>37</text:p>
          </table:table-cell>
          <table:table-cell table:style-name="ce6" table:number-columns-repeated="3"/>
          <table:table-cell table:style-name="ce53" table:number-columns-repeated="3"/>
          <table:table-cell table:number-columns-repeated="1011"/>
        </table:table-row>
        <table:table-row table:style-name="ro14">
          <table:table-cell/>
          <table:table-cell table:style-name="ce27" office:value-type="string" calcext:value-type="string" table:number-columns-spanned="8" table:number-rows-spanned="1">
            <text:p>- Points are converted to actual grades with these rules: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5">
          <table:table-cell/>
          <table:table-cell table:style-name="ce30" office:value-type="string" calcext:value-type="string" table:number-columns-spanned="2" table:number-rows-spanned="1">
            <text:p><text:s text:c="3"/>Points &lt;= 30 <text:s text:c="6"/></text:p>
          </table:table-cell>
          <table:covered-table-cell table:style-name="ce38"/>
          <table:table-cell table:style-name="ce3"/>
          <table:table-cell table:style-name="ce48" office:value-type="string" calcext:value-type="string" table:number-columns-spanned="5" table:number-rows-spanned="1">
            <text:p>: <text:s/>round(Points)</text:p>
          </table:table-cell>
          <table:covered-table-cell table:number-columns-repeated="4" table:style-name="ce50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5">
          <table:table-cell/>
          <table:table-cell table:style-name="ce30" table:formula="of:=CONCATENATE(&quot;   30 &lt; Points &lt; max = &quot;; [$weights.$B$2])" office:value-type="string" office:string-value="   30 &lt; Points &lt; max = 37" calcext:value-type="string" table:number-columns-spanned="3" table:number-rows-spanned="1">
            <text:p><text:s text:c="3"/>30 &lt; Points &lt; max = 37</text:p>
          </table:table-cell>
          <table:covered-table-cell table:style-name="ce37"/>
          <table:covered-table-cell table:style-name="ce3"/>
          <table:table-cell table:style-name="ce48" office:value-type="string" calcext:value-type="string" table:number-columns-spanned="5" table:number-rows-spanned="1">
            <text:p>: <text:s/>30</text:p>
          </table:table-cell>
          <table:covered-table-cell table:number-columns-repeated="4" table:style-name="ce51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5">
          <table:table-cell/>
          <table:table-cell table:style-name="ce30" table:formula="of:=CONCATENATE(&quot;   Points = max = &quot;; [$weights.$B$2])" office:value-type="string" office:string-value="   Points = max = 37" calcext:value-type="string" table:number-columns-spanned="3" table:number-rows-spanned="1">
            <text:p><text:s text:c="3"/>Points = max = 37</text:p>
          </table:table-cell>
          <table:covered-table-cell table:style-name="ce38"/>
          <table:covered-table-cell table:style-name="ce3"/>
          <table:table-cell table:style-name="ce26" office:value-type="string" calcext:value-type="string" table:number-columns-spanned="5" table:number-rows-spanned="1">
            <text:p>: <text:s/>30L</text:p>
          </table:table-cell>
          <table:covered-table-cell table:number-columns-repeated="4" table:style-name="ce50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16">
          <table:table-cell/>
          <table:table-cell table:style-name="ce31"/>
          <table:table-cell table:style-name="ce6"/>
          <table:table-cell table:style-name="ce44"/>
          <table:table-cell table:style-name="ce6" table:number-columns-repeated="6"/>
          <table:table-cell table:style-name="ce53" table:number-columns-repeated="3"/>
          <table:table-cell table:number-columns-repeated="1011"/>
        </table:table-row>
        <table:table-row table:style-name="ro17">
          <table:table-cell/>
          <table:table-cell table:style-name="ce32" office:value-type="string" calcext:value-type="string" table:number-columns-spanned="8" table:number-rows-spanned="1">
            <text:p><text:span text:style-name="T18">PROS, CONS AND OTHER NOTES</text:span></text:p>
            <text:p/>
            <text:p><text:span text:style-name="T18">- Pros: positive comments</text:span></text:p>
            <text:p><text:span text:style-name="T18">- Cons: negative comments (they not always imply a negative score)</text:span></text:p>
            <text:p><text:span text:style-name="T18">- Other notes: other observations, nor positive nor negative</text:span></text:p>
          </table:table-cell>
          <table:covered-table-cell table:style-name="ce6"/>
          <table:covered-table-cell table:style-name="ce44"/>
          <table:covered-table-cell table:number-columns-repeated="5" table:style-name="ce6"/>
          <table:table-cell table:style-name="ce6"/>
          <table:table-cell table:style-name="ce53" table:number-columns-repeated="3"/>
          <table:table-cell table:number-columns-repeated="1011"/>
        </table:table-row>
        <table:table-row table:style-name="ro7">
          <table:table-cell table:number-columns-repeated="3"/>
          <table:table-cell table:style-name="ce44"/>
          <table:table-cell table:style-name="ce6" table:number-columns-repeated="6"/>
          <table:table-cell table:style-name="ce53" table:number-columns-repeated="3"/>
          <table:table-cell table:number-columns-repeated="1011"/>
        </table:table-row>
        <table:table-row table:style-name="ro7">
          <table:table-cell/>
          <table:table-cell table:style-name="ce33"/>
          <table:table-cell table:style-name="ce41"/>
          <table:table-cell table:style-name="Default"/>
          <table:table-cell table:style-name="ce6" table:number-columns-repeated="6"/>
          <table:table-cell table:style-name="ce53" table:number-columns-repeated="3"/>
          <table:table-cell table:number-columns-repeated="1011"/>
        </table:table-row>
        <table:table-row table:style-name="ro7">
          <table:table-cell table:number-columns-repeated="3"/>
          <table:table-cell table:style-name="ce44"/>
          <table:table-cell table:style-name="ce6" table:number-columns-repeated="6"/>
          <table:table-cell table:style-name="ce53" table:number-columns-repeated="3"/>
          <table:table-cell table:number-columns-repeated="1011"/>
        </table:table-row>
        <table:table-row table:style-name="ro18">
          <table:table-cell table:style-name="ce23"/>
          <table:table-cell table:style-name="ce34" office:value-type="string" calcext:value-type="string">
            <text:p>Exercise</text:p>
          </table:table-cell>
          <table:table-cell table:style-name="ce34" office:value-type="string" calcext:value-type="string">
            <text:p>Percentage</text:p>
          </table:table-cell>
          <table:table-cell table:style-name="ce34" office:value-type="string" calcext:value-type="string" table:number-columns-spanned="2" table:number-rows-spanned="1">
            <text:p>Points</text:p>
          </table:table-cell>
          <table:covered-table-cell table:style-name="ce34"/>
          <table:table-cell table:style-name="ce34" office:value-type="string" calcext:value-type="string">
            <text:p>Passed tests?</text:p>
          </table:table-cell>
          <table:table-cell table:style-name="ce34" office:value-type="string" calcext:value-type="string">
            <text:p>Cons</text:p>
          </table:table-cell>
          <table:table-cell table:style-name="ce34" office:value-type="string" calcext:value-type="string">
            <text:p>Pros</text:p>
          </table:table-cell>
          <table:table-cell table:style-name="ce34" office:value-type="string" calcext:value-type="string">
            <text:p>Other notes</text:p>
          </table:table-cell>
          <table:table-cell table:number-columns-repeated="2"/>
          <table:table-cell table:style-name="ce23" table:number-columns-repeated="1013"/>
        </table:table-row>
        <table:table-row table:style-name="ro19">
          <table:table-cell/>
          <table:table-cell table:style-name="ce35" table:formula="of:= OFFSET([$DetailedGrades.E1];[.$C$6] - 1;0)" office:value-type="string" office:string-value="1.1 slow true_count" calcext:value-type="string">
            <text:p>1.1 slow true_count</text:p>
          </table:table-cell>
          <table:table-cell table:style-name="ce42" table:formula="of:= OFFSET([$DetailedGrades.F1];[.$C$6] - 1;0)" office:value-type="percentage" office:value="0.75" calcext:value-type="percentage">
            <text:p>75.00%</text:p>
          </table:table-cell>
          <table:table-cell table:style-name="ce35" table:formula="of:= OFFSET([$DetailedGrades.G1];[.$C$6] - 1;0)" office:value-type="float" office:value="3" calcext:value-type="float">
            <text:p>3</text:p>
          </table:table-cell>
          <table:table-cell table:style-name="ce35" table:formula="of:= OFFSET([$DetailedGrades.H1];[.$C$6] - 1;0)" office:value-type="string" office:string-value="/ 4" calcext:value-type="string">
            <text:p>/ 4</text:p>
          </table:table-cell>
          <table:table-cell table:style-name="ce35" table:formula="of:= OFFSET([$DetailedGrades.I1];[.$C$6] - 1;0)" office:value-type="string" office:string-value="n" calcext:value-type="string">
            <text:p>n</text:p>
          </table:table-cell>
          <table:table-cell table:style-name="ce52" table:formula="of:= OFFSET([$DetailedGrades.J1];[.$C$6] - 1;0)" office:value-type="string" office:string-value="raising Exception when the stack is empty" calcext:value-type="string">
            <text:p>raising Exception when the stack is empty</text:p>
          </table:table-cell>
          <table:table-cell table:style-name="ce52" table:formula="of:= OFFSET([$DetailedGrades.K1];[.$C$6] - 1;0)" office:value-type="float" office:value="0" calcext:value-type="float">
            <text:p/>
          </table:table-cell>
          <table:table-cell table:style-name="ce52" table:formula="of:= OFFSET([$DetailedGrades.L1];[.$C$6] - 1;0)" office:value-type="float" office:value="0" calcext:value-type="float">
            <text:p/>
          </table:table-cell>
          <table:table-cell/>
          <table:table-cell table:style-name="ce52"/>
          <table:table-cell table:number-columns-repeated="1013"/>
        </table:table-row>
        <table:table-row table:style-name="ro20">
          <table:table-cell/>
          <table:table-cell table:style-name="ce35" table:formula="of:= OFFSET([$DetailedGrades.E2];[.$C$6] - 1;0)" office:value-type="string" office:string-value="1.2 fast true_count" calcext:value-type="string">
            <text:p>1.2 fast true_count</text:p>
          </table:table-cell>
          <table:table-cell table:style-name="ce42" table:formula="of:= OFFSET([$DetailedGrades.F2];[.$C$6] - 1;0)" office:value-type="percentage" office:value="0.75" calcext:value-type="percentage">
            <text:p>75.00%</text:p>
          </table:table-cell>
          <table:table-cell table:style-name="ce35" table:formula="of:= OFFSET([$DetailedGrades.G2];[.$C$6] - 1;0)" office:value-type="float" office:value="3.75" calcext:value-type="float">
            <text:p>3.75</text:p>
          </table:table-cell>
          <table:table-cell table:style-name="ce35" table:formula="of:= OFFSET([$DetailedGrades.H2];[.$C$6] - 1;0)" office:value-type="string" office:string-value="/ 5" calcext:value-type="string">
            <text:p>/ 5</text:p>
          </table:table-cell>
          <table:table-cell table:style-name="ce35" table:formula="of:= OFFSET([$DetailedGrades.I2];[.$C$6] - 1;0)" office:value-type="string" office:string-value="n" calcext:value-type="string">
            <text:p>n</text:p>
          </table:table-cell>
          <table:table-cell table:style-name="ce52" table:formula="of:= OFFSET([$DetailedGrades.J2];[.$C$6] - 1;0)" office:value-type="string" office:string-value="Forgot to decrement self._true counter in pop() method, see correction" calcext:value-type="string">
            <text:p>Forgot to decrement self._true counter in pop() method, see correction</text:p>
          </table:table-cell>
          <table:table-cell table:style-name="ce52" table:formula="of:= OFFSET([$DetailedGrades.K2];[.$C$6] - 1;0)" office:value-type="float" office:value="0" calcext:value-type="float">
            <text:p/>
          </table:table-cell>
          <table:table-cell table:style-name="ce52" table:formula="of:= OFFSET([$DetailedGrades.L2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1">
          <table:table-cell/>
          <table:table-cell table:style-name="ce35" table:formula="of:= OFFSET([$DetailedGrades.E3];[.$C$6] - 1;0)" office:value-type="string" office:string-value="2.1 dup_first" calcext:value-type="string">
            <text:p>2.1 dup_first</text:p>
          </table:table-cell>
          <table:table-cell table:style-name="ce42" table:formula="of:= OFFSET([$DetailedGrades.F3];[.$C$6] - 1;0)" office:value-type="percentage" office:value="1" calcext:value-type="percentage">
            <text:p>100.00%</text:p>
          </table:table-cell>
          <table:table-cell table:style-name="ce35" table:formula="of:= OFFSET([$DetailedGrades.G3];[.$C$6] - 1;0)" office:value-type="float" office:value="6" calcext:value-type="float">
            <text:p>6</text:p>
          </table:table-cell>
          <table:table-cell table:style-name="ce35" table:formula="of:= OFFSET([$DetailedGrades.H3];[.$C$6] - 1;0)" office:value-type="string" office:string-value="/ 6" calcext:value-type="string">
            <text:p>/ 6</text:p>
          </table:table-cell>
          <table:table-cell table:style-name="ce35" table:formula="of:= OFFSET([$DetailedGrades.I3];[.$C$6] - 1;0)" office:value-type="string" office:string-value="y" calcext:value-type="string">
            <text:p>y</text:p>
          </table:table-cell>
          <table:table-cell table:style-name="ce52" table:formula="of:= OFFSET([$DetailedGrades.J3];[.$C$6] - 1;0)" office:value-type="float" office:value="0" calcext:value-type="float">
            <text:p/>
          </table:table-cell>
          <table:table-cell table:style-name="ce52" table:formula="of:= OFFSET([$DetailedGrades.K3];[.$C$6] - 1;0)" office:value-type="float" office:value="0" calcext:value-type="float">
            <text:p/>
          </table:table-cell>
          <table:table-cell table:style-name="ce52" table:formula="of:= OFFSET([$DetailedGrades.L3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2">
          <table:table-cell/>
          <table:table-cell table:style-name="ce35" table:formula="of:= OFFSET([$DetailedGrades.E4];[.$C$6] - 1;0)" office:value-type="string" office:string-value="2.2 dup_all" calcext:value-type="string">
            <text:p>2.2 dup_all</text:p>
          </table:table-cell>
          <table:table-cell table:style-name="ce42" table:formula="of:= OFFSET([$DetailedGrades.F4];[.$C$6] - 1;0)" office:value-type="percentage" office:value="1" calcext:value-type="percentage">
            <text:p>100.00%</text:p>
          </table:table-cell>
          <table:table-cell table:style-name="ce35" table:formula="of:= OFFSET([$DetailedGrades.G4];[.$C$6] - 1;0)" office:value-type="float" office:value="7" calcext:value-type="float">
            <text:p>7</text:p>
          </table:table-cell>
          <table:table-cell table:style-name="ce35" table:formula="of:= OFFSET([$DetailedGrades.H4];[.$C$6] - 1;0)" office:value-type="string" office:string-value="/ 7" calcext:value-type="string">
            <text:p>/ 7</text:p>
          </table:table-cell>
          <table:table-cell table:style-name="ce35" table:formula="of:= OFFSET([$DetailedGrades.I4];[.$C$6] - 1;0)" office:value-type="string" office:string-value="y" calcext:value-type="string">
            <text:p>y</text:p>
          </table:table-cell>
          <table:table-cell table:style-name="ce52" table:formula="of:= OFFSET([$DetailedGrades.J4];[.$C$6] - 1;0)" office:value-type="float" office:value="0" calcext:value-type="float">
            <text:p/>
          </table:table-cell>
          <table:table-cell table:style-name="ce52" table:formula="of:= OFFSET([$DetailedGrades.K4];[.$C$6] - 1;0)" office:value-type="float" office:value="0" calcext:value-type="float">
            <text:p/>
          </table:table-cell>
          <table:table-cell table:style-name="ce52" table:formula="of:= OFFSET([$DetailedGrades.L4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2">
          <table:table-cell/>
          <table:table-cell table:style-name="ce35" table:formula="of:= OFFSET([$DetailedGrades.E5];[.$C$6] - 1;0)" office:value-type="string" office:string-value="3.1 pie" calcext:value-type="string">
            <text:p>3.1 pie</text:p>
          </table:table-cell>
          <table:table-cell table:style-name="ce42" table:formula="of:= OFFSET([$DetailedGrades.F5];[.$C$6] - 1;0)" office:value-type="percentage" office:value="1" calcext:value-type="percentage">
            <text:p>100.00%</text:p>
          </table:table-cell>
          <table:table-cell table:style-name="ce35" table:formula="of:= OFFSET([$DetailedGrades.G5];[.$C$6] - 1;0)" office:value-type="float" office:value="7" calcext:value-type="float">
            <text:p>7</text:p>
          </table:table-cell>
          <table:table-cell table:style-name="ce35" table:formula="of:= OFFSET([$DetailedGrades.H5];[.$C$6] - 1;0)" office:value-type="string" office:string-value="/ 7" calcext:value-type="string">
            <text:p>/ 7</text:p>
          </table:table-cell>
          <table:table-cell table:style-name="ce35" table:formula="of:= OFFSET([$DetailedGrades.I5];[.$C$6] - 1;0)" office:value-type="string" office:string-value="y" calcext:value-type="string">
            <text:p>y</text:p>
          </table:table-cell>
          <table:table-cell table:style-name="ce52" table:formula="of:= OFFSET([$DetailedGrades.J5];[.$C$6] - 1;0)" office:value-type="float" office:value="0" calcext:value-type="float">
            <text:p/>
          </table:table-cell>
          <table:table-cell table:style-name="ce52" table:formula="of:= OFFSET([$DetailedGrades.K5];[.$C$6] - 1;0)" office:value-type="float" office:value="0" calcext:value-type="float">
            <text:p/>
          </table:table-cell>
          <table:table-cell table:style-name="ce52" table:formula="of:= OFFSET([$DetailedGrades.L5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2">
          <table:table-cell/>
          <table:table-cell table:style-name="ce35" table:formula="of:= OFFSET([$DetailedGrades.E6];[.$C$6] - 1;0)" office:value-type="string" office:string-value="3.2 flux" calcext:value-type="string">
            <text:p>3.2 flux</text:p>
          </table:table-cell>
          <table:table-cell table:style-name="ce42" table:formula="of:= OFFSET([$DetailedGrades.F6];[.$C$6] - 1;0)" office:value-type="percentage" office:value="0.1" calcext:value-type="percentage">
            <text:p>10.00%</text:p>
          </table:table-cell>
          <table:table-cell table:style-name="ce35" table:formula="of:= OFFSET([$DetailedGrades.G6];[.$C$6] - 1;0)" office:value-type="float" office:value="0.7" calcext:value-type="float">
            <text:p>0.7</text:p>
          </table:table-cell>
          <table:table-cell table:style-name="ce35" table:formula="of:= OFFSET([$DetailedGrades.H6];[.$C$6] - 1;0)" office:value-type="string" office:string-value="/ 7" calcext:value-type="string">
            <text:p>/ 7</text:p>
          </table:table-cell>
          <table:table-cell table:style-name="ce35" table:formula="of:= OFFSET([$DetailedGrades.I6];[.$C$6] - 1;0)" office:value-type="string" office:string-value="n" calcext:value-type="string">
            <text:p>n</text:p>
          </table:table-cell>
          <table:table-cell table:style-name="ce52" table:formula="of:= OFFSET([$DetailedGrades.J6];[.$C$6] - 1;0)" office:value-type="string" office:string-value="many problems, see correction" calcext:value-type="string">
            <text:p>many problems, see correction</text:p>
          </table:table-cell>
          <table:table-cell table:style-name="ce52" table:formula="of:= OFFSET([$DetailedGrades.K6];[.$C$6] - 1;0)" office:value-type="float" office:value="0" calcext:value-type="float">
            <text:p/>
          </table:table-cell>
          <table:table-cell table:style-name="ce52" table:formula="of:= OFFSET([$DetailedGrades.L6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1">
          <table:table-cell/>
          <table:table-cell table:style-name="ce35" table:formula="of:= OFFSET([$DetailedGrades.E7];[.$C$6] - 1;0)" office:value-type="string" office:string-value="style bonus" calcext:value-type="string">
            <text:p>style bonus</text:p>
          </table:table-cell>
          <table:table-cell table:style-name="ce42" table:formula="of:= OFFSET([$DetailedGrades.F7];[.$C$6] - 1;0)" office:value-type="percentage" office:value="0" calcext:value-type="percentage">
            <text:p>0.00%</text:p>
          </table:table-cell>
          <table:table-cell table:style-name="ce35" table:formula="of:= OFFSET([$DetailedGrades.G7];[.$C$6] - 1;0)" office:value-type="float" office:value="0" calcext:value-type="float">
            <text:p>0</text:p>
          </table:table-cell>
          <table:table-cell table:style-name="ce35" table:formula="of:= OFFSET([$DetailedGrades.H7];[.$C$6] - 1;0)" office:value-type="string" office:string-value="/ 1" calcext:value-type="string">
            <text:p>/ 1</text:p>
          </table:table-cell>
          <table:table-cell table:style-name="ce35" table:formula="of:= OFFSET([$DetailedGrades.I7];[.$C$6] - 1;0)" office:value-type="float" office:value="0" calcext:value-type="float">
            <text:p>0</text:p>
          </table:table-cell>
          <table:table-cell table:style-name="ce52" table:formula="of:= OFFSET([$DetailedGrades.J7];[.$C$6] - 1;0)" office:value-type="float" office:value="0" calcext:value-type="float">
            <text:p/>
          </table:table-cell>
          <table:table-cell table:style-name="ce52" table:formula="of:= OFFSET([$DetailedGrades.K7];[.$C$6] - 1;0)" office:value-type="float" office:value="0" calcext:value-type="float">
            <text:p/>
          </table:table-cell>
          <table:table-cell table:style-name="ce52" table:formula="of:= OFFSET([$DetailedGrades.L7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3">
          <table:table-cell/>
          <table:table-cell table:style-name="ce35" table:formula="of:= OFFSET([$DetailedGrades.E8];[.$C$6] - 1;0)" office:value-type="float" office:value="0" calcext:value-type="float">
            <text:p>0</text:p>
          </table:table-cell>
          <table:table-cell table:style-name="ce42" table:formula="of:= OFFSET([$DetailedGrades.F8];[.$C$6] - 1;0)" office:value-type="percentage" office:value="0" calcext:value-type="percentage">
            <text:p>0.00%</text:p>
          </table:table-cell>
          <table:table-cell table:style-name="ce35" table:formula="of:= OFFSET([$DetailedGrades.G8];[.$C$6] - 1;0)" office:value-type="float" office:value="0" calcext:value-type="float">
            <text:p>0</text:p>
          </table:table-cell>
          <table:table-cell table:style-name="ce35" table:formula="of:= OFFSET([$DetailedGrades.H8];[.$C$6] - 1;0)" office:value-type="float" office:value="0" calcext:value-type="float">
            <text:p>0</text:p>
          </table:table-cell>
          <table:table-cell table:style-name="ce35" table:formula="of:= OFFSET([$DetailedGrades.I8];[.$C$6] - 1;0)" office:value-type="float" office:value="0" calcext:value-type="float">
            <text:p>0</text:p>
          </table:table-cell>
          <table:table-cell table:style-name="ce52" table:formula="of:= OFFSET([$DetailedGrades.J8];[.$C$6] - 1;0)" office:value-type="float" office:value="0" calcext:value-type="float">
            <text:p/>
          </table:table-cell>
          <table:table-cell table:style-name="ce52" table:formula="of:= OFFSET([$DetailedGrades.K8];[.$C$6] - 1;0)" office:value-type="float" office:value="0" calcext:value-type="float">
            <text:p/>
          </table:table-cell>
          <table:table-cell table:style-name="ce52" table:formula="of:= OFFSET([$DetailedGrades.L8];[.$C$6] - 1;0)" office:value-type="float" office:value="0" calcext:value-type="float">
            <text:p/>
          </table:table-cell>
          <table:table-cell table:number-columns-repeated="1015"/>
        </table:table-row>
        <table:table-row table:style-name="ro2">
          <table:table-cell/>
          <table:table-cell table:style-name="ce36" office:value-type="string" calcext:value-type="string" table:number-columns-spanned="2" table:number-rows-spanned="1">
            <text:p>Total points: </text:p>
          </table:table-cell>
          <table:covered-table-cell table:style-name="ce43"/>
          <table:table-cell table:style-name="ce46" table:formula="of:=OFFSET([$DetailedGrades.$D$1]; [.$C$6]-1;0)" office:value-type="float" office:value="27.45" calcext:value-type="float">
            <text:p>27.45</text:p>
          </table:table-cell>
          <table:table-cell table:style-name="ce49" table:formula="of:= CONCATENATE(&quot; / &quot;; [$weights.$C$2])" office:value-type="string" office:string-value=" / 37" calcext:value-type="string">
            <text:p><text:s/>/ 37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min-integer-digits="1"/>
      <number:text/>
    </number:number-style>
    <number:number-style style:name="N124P1" style:volatile="true">
      <number:text>-</number:text>
      <number:number number:min-integer-digits="1"/>
      <number:text/>
    </number:number-style>
    <number:number-style style:name="N124P2" style:volatile="true">
      <number:text/>
    </number:number-style>
    <number:text-style style:name="N124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09:29:25.111602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56:39.741699645</meta:creation-date>
    <dc:date>2017-09-18T09:36:38.596343476</dc:date>
    <meta:editing-duration>PT12H14M44S</meta:editing-duration>
    <meta:editing-cycles>68</meta:editing-cycles>
    <meta:generator>LibreOffice/5.1.6.2$Linux_X86_64 LibreOffice_project/10m0$Build-2</meta:generator>
    <meta:document-statistic meta:table-count="5" meta:cell-count="1113" meta:object-count="0"/>
    <meta:user-defined meta:name="qrichtext">1</meta:user-defined>
  </office:meta>
</office:document-meta>
</file>